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media/image24.png" manifest:media-type="image/png"/>
  <manifest:file-entry manifest:full-path="Thumbnails/thumbnail.png" manifest:media-type="image/png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12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01">
      <style:drawing-page-properties draw:fill="bitmap" draw:fill-image-name="a130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1389in" style:font-size-asian="0.51389in" style:font-size-complex="0.51389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1389in" style:font-size-asian="0.51389in" style:font-size-complex="0.51389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draw:fill="none" draw:stroke="none"/>
    </style:style>
    <style:style style:family="presentation" style:name="a1307">
      <style:graphic-properties draw:fill="none" draw:stroke="none"/>
    </style:style>
    <style:style style:family="presentation" style:name="a1308">
      <style:graphic-properties draw:fill="none" draw:stroke="none"/>
    </style:style>
    <style:style style:family="text" style:name="a117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41">
      <style:graphic-properties draw:fill="none" draw:stroke="non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1">
      <style:drawing-page-properties draw:fill="bitmap" draw:fill-image-name="a12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4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6">
      <style:graphic-properties draw:fill="none" draw:stroke="non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97">
      <style:graphic-properties draw:fill="none" draw:stroke="none"/>
    </style:style>
    <style:style style:family="presentation" style:name="a1298">
      <style:graphic-properties draw:fill="none" draw:stroke="none"/>
    </style:style>
    <style:style style:family="presentation" style:name="a1299">
      <style:graphic-properties draw:fill="none" draw:stroke="none"/>
    </style:style>
    <style:style style:family="drawing-page" style:name="a1310">
      <style:drawing-page-properties draw:fill="bitmap" draw:fill-image-name="a13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15">
      <style:graphic-properties draw:fill="none" draw:stroke="none"/>
    </style:style>
    <style:style style:family="presentation" style:name="a1316">
      <style:graphic-properties draw:fill="none" draw:stroke="non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51">
      <style:drawing-page-properties draw:fill="bitmap" draw:fill-image-name="a12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0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6">
      <style:drawing-page-properties draw:fill="bitmap" draw:fill-image-name="a13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1389in" style:font-size-asian="0.51389in" style:font-size-complex="0.51389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1389in" style:font-size-asian="0.51389in" style:font-size-complex="0.51389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42">
      <style:drawing-page-properties draw:fill="bitmap" draw:fill-image-name="a11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91">
      <style:drawing-page-properties draw:fill="bitmap" draw:fill-image-name="a119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4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6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8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draw:fill="none" draw:stroke="non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98">
      <style:drawing-page-properties draw:fill="bitmap" draw:fill-image-name="a11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1">
      <style:graphic-properties draw:fill="none" draw:stroke="non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13">
      <style:drawing-page-properties draw:fill="bitmap" draw:fill-image-name="a12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64">
      <style:graphic-properties draw:fill="none" draw:stroke="none"/>
    </style:style>
    <style:style style:family="paragraph" style:name="a12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draw:fill="none" draw:stroke="none"/>
    </style:style>
    <style:style style:family="presentation" style:name="a12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7">
      <style:drawing-page-properties draw:fill="bitmap" draw:fill-image-name="a12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1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1389in" style:font-size-asian="0.51389in" style:font-size-complex="0.51389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1389in" style:font-size-asian="0.51389in" style:font-size-complex="0.51389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31">
      <style:graphic-properties draw:fill="none" draw:stroke="none"/>
    </style:style>
    <style:style style:family="presentation" style:name="a1332">
      <style:graphic-properties draw:fill="none" draw:stroke="non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center" style:tab-stop-distance="1in" fo:margin-left="0.5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8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5">
      <style:drawing-page-properties draw:fill="bitmap" draw:fill-image-name="a115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2">
      <style:graphic-properties draw:fill="none" draw:stroke="none"/>
    </style:style>
    <style:style style:family="presentation" style:name="a1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73">
      <style:graphic-properties draw:fill="none" draw:stroke="none"/>
    </style:style>
    <style:style style:family="presentation" style:name="a1226">
      <style:graphic-properties draw:fill="none" draw:stroke="none"/>
    </style:style>
    <style:style style:family="presentation" style:name="a1274">
      <style:graphic-properties draw:fill="none" draw:stroke="none"/>
    </style:style>
    <style:style style:family="drawing-page" style:name="a1228">
      <style:drawing-page-properties draw:fill="bitmap" draw:fill-image-name="a122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76">
      <style:drawing-page-properties draw:fill="bitmap" draw:fill-image-name="a12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42">
      <style:drawing-page-properties draw:fill="bitmap" draw:fill-image-name="a134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7">
      <style:graphic-properties draw:fill="none" draw:stroke="none"/>
    </style:style>
    <style:style style:family="paragraph" style:name="a116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9">
      <style:drawing-page-properties draw:fill="bitmap" draw:fill-image-name="a116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3">
      <style:graphic-properties draw:fill="none" draw:stroke="none"/>
    </style:style>
    <style:style style:family="presentation" style:name="a1281">
      <style:graphic-properties draw:fill="none" draw:stroke="none"/>
    </style:style>
    <style:style style:family="presentation" style:name="a1234">
      <style:graphic-properties draw:fill="none" draw:stroke="none"/>
    </style:style>
    <style:style style:family="text" style:name="a12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36">
      <style:drawing-page-properties draw:fill="bitmap" draw:fill-image-name="a12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188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248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26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323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258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31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335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205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1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4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220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339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209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16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288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224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166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180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176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184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244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</office:automatic-styles>
  <office:body>
    <office:presentation>
      <draw:page draw:name="Slide1" draw:style-name="a1142" draw:master-page-name="Master1-Layout1-title-Title-Slide" presentation:presentation-page-layout-name="Master1-PPL1" draw:id="Slide-256">
        <draw:frame draw:id="id146" presentation:style-name="a1146" draw:name="Title 1" svg:x="0.46154in" svg:y="1.5in" svg:width="9in" svg:height="2in" presentation:class="title" presentation:placeholder="false">
          <draw:text-box>
            <text:p text:style-name="a1145" text:class-names="" text:cond-style-name=""><text:span text:style-name="a1143" text:class-names="">ppLayoutTitle</text:span><text:span text:style-name="a1144" text:class-names=""/></text:p>
          </draw:text-box>
          <svg:title/>
          <svg:desc/>
        </draw:frame>
        <draw:frame draw:id="id147" presentation:style-name="a1153" draw:name="Subtitle 2" svg:x="1.5in" svg:y="3.64359in" svg:width="7in" svg:height="1.91667in" presentation:class="subtitle" presentation:placeholder="false">
          <draw:text-box>
            <text:p text:style-name="a1148" text:class-names="" text:cond-style-name=""><text:span text:style-name="a1147" text:class-names="">Text(2)</text:span></text:p>
            <text:list text:style-name="a1152">
              <text:list-item>
                <text:list text:style-name="a1152">
                  <text:list-item>
                    <text:p text:style-name="a1151" text:class-names="" text:cond-style-name=""><text:span text:style-name="a1149" text:class-names="">For ppLayoutTitle</text:span><text:span text:style-name="a115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" draw:style-name="a1155" draw:master-page-name="Master1-Layout12-tx-Title-and-Text" presentation:presentation-page-layout-name="Master1-PPL12" draw:id="Slide-257">
        <draw:frame draw:id="id148" presentation:style-name="a1159" draw:name="Title 1" svg:x="0.5in" svg:y="0.30035in" svg:width="9in" svg:height="1.25in" presentation:class="title" presentation:placeholder="false">
          <draw:text-box>
            <text:p text:style-name="a1158" text:class-names="" text:cond-style-name=""><text:span text:style-name="a1156" text:class-names="">ppLayoutText</text:span><text:span text:style-name="a1157" text:class-names=""/></text:p>
          </draw:text-box>
          <svg:title/>
          <svg:desc/>
        </draw:frame>
        <draw:frame draw:id="id149" presentation:style-name="a1167" draw:name="Text Placeholder 2" svg:x="0.5in" svg:y="1.75in" svg:width="9in" svg:height="5.15in" presentation:class="outline" presentation:placeholder="false">
          <draw:text-box>
            <text:list text:style-name="a1162">
              <text:list-item>
                <text:p text:style-name="a1161" text:class-names="" text:cond-style-name=""><text:span text:style-name="a1160" text:class-names="">Text(2)</text:span></text:p>
              </text:list-item>
            </text:list>
            <text:list text:style-name="a1166">
              <text:list-item>
                <text:list text:style-name="a1166">
                  <text:list-item>
                    <text:p text:style-name="a1165" text:class-names="" text:cond-style-name=""><text:span text:style-name="a1163" text:class-names="">For ppLayoutText</text:span><text:span text:style-name="a1164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" draw:style-name="a1169" draw:master-page-name="Master1-Layout13-twoColTx-Title-and-2-Column-Text" presentation:presentation-page-layout-name="Master1-PPL13" draw:id="Slide-258">
        <draw:frame draw:id="id150" presentation:style-name="a1173" draw:name="Title 1" svg:x="0.5in" svg:y="0.30035in" svg:width="9in" svg:height="1.25in" presentation:class="title" presentation:placeholder="false">
          <draw:text-box>
            <text:p text:style-name="a1172" text:class-names="" text:cond-style-name=""><text:span text:style-name="a1170" text:class-names="">ppLayoutTwoColumnText</text:span><text:span text:style-name="a1171" text:class-names=""/></text:p>
          </draw:text-box>
          <svg:title/>
          <svg:desc/>
        </draw:frame>
        <draw:frame draw:id="id151" presentation:style-name="a1181" draw:name="Text Placeholder 2" svg:x="0.5in" svg:y="1.75in" svg:width="4.41667in" svg:height="5.14931in" presentation:class="outline" presentation:placeholder="false">
          <draw:text-box>
            <text:list text:style-name="a1176">
              <text:list-item>
                <text:p text:style-name="a1175" text:class-names="" text:cond-style-name=""><text:span text:style-name="a1174" text:class-names="">Text(2)</text:span></text:p>
              </text:list-item>
            </text:list>
            <text:list text:style-name="a1180">
              <text:list-item>
                <text:list text:style-name="a1180">
                  <text:list-item>
                    <text:p text:style-name="a1179" text:class-names="" text:cond-style-name=""><text:span text:style-name="a1177" text:class-names="">For ppLayoutTwoColumnText</text:span><text:span text:style-name="a117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2" presentation:style-name="a1189" draw:name="Text Placeholder 3" svg:x="5.08333in" svg:y="1.75in" svg:width="4.41667in" svg:height="5.14931in" presentation:class="outline" presentation:placeholder="false">
          <draw:text-box>
            <text:list text:style-name="a1184">
              <text:list-item>
                <text:p text:style-name="a1183" text:class-names="" text:cond-style-name=""><text:span text:style-name="a1182" text:class-names="">Text(3)</text:span></text:p>
              </text:list-item>
            </text:list>
            <text:list text:style-name="a1188">
              <text:list-item>
                <text:list text:style-name="a1188">
                  <text:list-item>
                    <text:p text:style-name="a1187" text:class-names="" text:cond-style-name=""><text:span text:style-name="a1185" text:class-names="">For ppLayoutTwoColumnText</text:span><text:span text:style-name="a11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1191" draw:master-page-name="Master1-Layout2-obj-Title-and-Content" presentation:presentation-page-layout-name="Master1-PPL2" draw:id="Slide-259">
        <draw:frame draw:id="id153" presentation:style-name="a1195" draw:name="Title 1" svg:x="0.5in" svg:y="0.30035in" svg:width="9in" svg:height="1.25in" presentation:class="title" presentation:placeholder="false">
          <draw:text-box>
            <text:p text:style-name="a1194" text:class-names="" text:cond-style-name=""><text:span text:style-name="a1192" text:class-names="">ppLayoutObject</text:span><text:span text:style-name="a1193" text:class-names=""/></text:p>
          </draw:text-box>
          <svg:title/>
          <svg:desc/>
        </draw:frame>
        <draw:frame draw:id="id154" presentation:style-name="a1196" draw:name="Content Placeholder 3" svg:x="2.91667in" svg:y="2.76215in" svg:width="4.16667in" svg:height="3.125in" style:rel-width="scale" style:rel-height="scale" presentation:class="graphic" presentation:placeholder="false">
          <draw:image xlink:href="media/image1.png" xlink:type="simple" xlink:show="embed" xlink:actuate="onLoad"/>
          <svg:title/>
          <svg:desc/>
        </draw:frame>
      </draw:page>
      <draw:page draw:name="Slide5" draw:style-name="a1198" draw:master-page-name="Master1-Layout14-txOverObj-Title-and-Text-over-Content" presentation:presentation-page-layout-name="Master1-PPL14" draw:id="Slide-260">
        <draw:frame draw:id="id155" presentation:style-name="a1202" draw:name="Title 1" svg:x="0.5in" svg:y="0.30035in" svg:width="9in" svg:height="1.25in" presentation:class="title" presentation:placeholder="false">
          <draw:text-box>
            <text:p text:style-name="a1201" text:class-names="" text:cond-style-name=""><text:span text:style-name="a1199" text:class-names="">ppLayoutTextOverObject</text:span><text:span text:style-name="a1200" text:class-names=""/></text:p>
          </draw:text-box>
          <svg:title/>
          <svg:desc/>
        </draw:frame>
        <draw:frame draw:id="id156" presentation:style-name="a1210" draw:name="Text Placeholder 2" svg:x="0.5in" svg:y="1.75in" svg:width="9in" svg:height="2.49132in" presentation:class="outline" presentation:placeholder="false">
          <draw:text-box>
            <text:list text:style-name="a1205">
              <text:list-item>
                <text:p text:style-name="a1204" text:class-names="" text:cond-style-name=""><text:span text:style-name="a1203" text:class-names="">Text(2)</text:span></text:p>
              </text:list-item>
            </text:list>
            <text:list text:style-name="a1209">
              <text:list-item>
                <text:list text:style-name="a1209">
                  <text:list-item>
                    <text:p text:style-name="a1208" text:class-names="" text:cond-style-name=""><text:span text:style-name="a1206" text:class-names="">For ppLayoutTextOverObject</text:span><text:span text:style-name="a1207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57" presentation:style-name="a1211" draw:name="Content Placeholder 4" svg:x="3.33912in" svg:y="4.40799in" svg:width="3.32176in" svg:height="2.49132in" style:rel-width="scale" style:rel-height="scale" presentation:class="graphic" presentation:placeholder="false">
          <draw:image xlink:href="media/image2.png" xlink:type="simple" xlink:show="embed" xlink:actuate="onLoad"/>
          <svg:title/>
          <svg:desc/>
        </draw:frame>
      </draw:page>
      <draw:page draw:name="Slide6" draw:style-name="a1213" draw:master-page-name="Master1-Layout15-txAndObj-Title,-Text,-and-Content" presentation:presentation-page-layout-name="Master1-PPL15" draw:id="Slide-261">
        <draw:frame draw:id="id158" presentation:style-name="a1217" draw:name="Title 1" svg:x="0.5in" svg:y="0.30035in" svg:width="9in" svg:height="1.25in" presentation:class="title" presentation:placeholder="false">
          <draw:text-box>
            <text:p text:style-name="a1216" text:class-names="" text:cond-style-name=""><text:span text:style-name="a1214" text:class-names="">ppLayoutTextAndObject</text:span><text:span text:style-name="a1215" text:class-names=""/></text:p>
          </draw:text-box>
          <svg:title/>
          <svg:desc/>
        </draw:frame>
        <draw:frame draw:id="id159" presentation:style-name="a1225" draw:name="Text Placeholder 2" svg:x="0.5in" svg:y="1.75in" svg:width="4.41667in" svg:height="5.14931in" presentation:class="outline" presentation:placeholder="false">
          <draw:text-box>
            <text:list text:style-name="a1220">
              <text:list-item>
                <text:p text:style-name="a1219" text:class-names="" text:cond-style-name=""><text:span text:style-name="a1218" text:class-names="">Text(2)</text:span></text:p>
              </text:list-item>
            </text:list>
            <text:list text:style-name="a1224">
              <text:list-item>
                <text:list text:style-name="a1224">
                  <text:list-item>
                    <text:p text:style-name="a1223" text:class-names="" text:cond-style-name=""><text:span text:style-name="a1221" text:class-names="">For ppLayoutTextAndObject</text:span><text:span text:style-name="a122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0" presentation:style-name="a1226" draw:name="Content Placeholder 4" svg:x="5.20833in" svg:y="2.76215in" svg:width="4.16667in" svg:height="3.125in" style:rel-width="scale" style:rel-height="scale" presentation:class="graphic" presentation:placeholder="false">
          <draw:image xlink:href="media/image3.png" xlink:type="simple" xlink:show="embed" xlink:actuate="onLoad"/>
          <svg:title/>
          <svg:desc/>
        </draw:frame>
      </draw:page>
      <draw:page draw:name="Slide7" draw:style-name="a1228" draw:master-page-name="Master1-Layout4-twoObj-Two-Content" presentation:presentation-page-layout-name="Master1-PPL4" draw:id="Slide-262">
        <draw:frame draw:id="id161" presentation:style-name="a1232" draw:name="Title 1" svg:x="0.5in" svg:y="0.30035in" svg:width="9in" svg:height="1.25in" presentation:class="title" presentation:placeholder="false">
          <draw:text-box>
            <text:p text:style-name="a1231" text:class-names="" text:cond-style-name=""><text:span text:style-name="a1229" text:class-names="">ppLayoutTwoObjects</text:span><text:span text:style-name="a1230" text:class-names=""/></text:p>
          </draw:text-box>
          <svg:title/>
          <svg:desc/>
        </draw:frame>
        <draw:frame draw:id="id162" presentation:style-name="a1233" draw:name="Content Placeholder 4" svg:x="0.625in" svg:y="2.66233in" svg:width="4.16667in" svg:height="3.125in" style:rel-width="scale" style:rel-height="scale" presentation:class="graphic" presentation:placeholder="false">
          <draw:image xlink:href="media/image4.png" xlink:type="simple" xlink:show="embed" xlink:actuate="onLoad"/>
          <svg:title/>
          <svg:desc/>
        </draw:frame>
        <draw:frame draw:id="id163" presentation:style-name="a1234" draw:name="Content Placeholder 5" svg:x="5.20833in" svg:y="2.66233in" svg:width="4.16667in" svg:height="3.125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8" draw:style-name="a1236" draw:master-page-name="Master1-Layout16-objAndTx-Title,-Content-and-Text" presentation:presentation-page-layout-name="Master1-PPL16" draw:id="Slide-263">
        <draw:frame draw:id="id164" presentation:style-name="a1240" draw:name="Title 1" svg:x="0.5in" svg:y="0.30035in" svg:width="9in" svg:height="1.25in" presentation:class="title" presentation:placeholder="false">
          <draw:text-box>
            <text:p text:style-name="a1239" text:class-names="" text:cond-style-name=""><text:span text:style-name="a1237" text:class-names="">ppLayoutObjectAndText</text:span><text:span text:style-name="a1238" text:class-names=""/></text:p>
          </draw:text-box>
          <svg:title/>
          <svg:desc/>
        </draw:frame>
        <draw:frame draw:id="id165" presentation:style-name="a1241" draw:name="Content Placeholder 4" svg:x="0.625in" svg:y="2.76215in" svg:width="4.16667in" svg:height="3.125in" style:rel-width="scale" style:rel-height="scale" presentation:class="graphic" presentation:placeholder="false">
          <draw:image xlink:href="media/image6.png" xlink:type="simple" xlink:show="embed" xlink:actuate="onLoad"/>
          <svg:title/>
          <svg:desc/>
        </draw:frame>
        <draw:frame draw:id="id166" presentation:style-name="a1249" draw:name="Text Placeholder 3" svg:x="5.08333in" svg:y="1.75in" svg:width="4.41667in" svg:height="5.14931in" presentation:class="outline" presentation:placeholder="false">
          <draw:text-box>
            <text:list text:style-name="a1244">
              <text:list-item>
                <text:p text:style-name="a1243" text:class-names="" text:cond-style-name=""><text:span text:style-name="a1242" text:class-names="">Text(3)</text:span></text:p>
              </text:list-item>
            </text:list>
            <text:list text:style-name="a1248">
              <text:list-item>
                <text:list text:style-name="a1248">
                  <text:list-item>
                    <text:p text:style-name="a1247" text:class-names="" text:cond-style-name=""><text:span text:style-name="a1245" text:class-names="">For ppLayoutObjectAndText</text:span><text:span text:style-name="a124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9" draw:style-name="a1251" draw:master-page-name="Master1-Layout17-txAndTwoObj-Title,-Text,-and-2-Content" presentation:presentation-page-layout-name="Master1-PPL17" draw:id="Slide-264">
        <draw:frame draw:id="id167" presentation:style-name="a1255" draw:name="Title 1" svg:x="0.5in" svg:y="0.30035in" svg:width="9in" svg:height="1.25in" presentation:class="title" presentation:placeholder="false">
          <draw:text-box>
            <text:p text:style-name="a1254" text:class-names="" text:cond-style-name=""><text:span text:style-name="a1252" text:class-names="">ppLayoutTextAndTwoObjects</text:span><text:span text:style-name="a1253" text:class-names=""/></text:p>
          </draw:text-box>
          <svg:title/>
          <svg:desc/>
        </draw:frame>
        <draw:frame draw:id="id168" presentation:style-name="a1263" draw:name="Text Placeholder 2" svg:x="0.5in" svg:y="1.75in" svg:width="4.41667in" svg:height="5.14931in" presentation:class="outline" presentation:placeholder="false">
          <draw:text-box>
            <text:list text:style-name="a1258">
              <text:list-item>
                <text:p text:style-name="a1257" text:class-names="" text:cond-style-name=""><text:span text:style-name="a1256" text:class-names="">Text(2)</text:span></text:p>
              </text:list-item>
            </text:list>
            <text:list text:style-name="a1262">
              <text:list-item>
                <text:list text:style-name="a1262">
                  <text:list-item>
                    <text:p text:style-name="a1261" text:class-names="" text:cond-style-name=""><text:span text:style-name="a1259" text:class-names="">For ppLayoutTextAndTwoObjects</text:span><text:span text:style-name="a126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69" presentation:style-name="a1264" draw:name="Content Placeholder 5" svg:x="5.63079in" svg:y="1.75in" svg:width="3.32176in" svg:height="2.49132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70" presentation:style-name="a1265" draw:name="Content Placeholder 6" svg:x="5.63079in" svg:y="4.40799in" svg:width="3.32176in" svg:height="2.49132in" style:rel-width="scale" style:rel-height="scale" presentation:class="graphic" presentation:placeholder="false">
          <draw:image xlink:href="media/image8.png" xlink:type="simple" xlink:show="embed" xlink:actuate="onLoad"/>
          <svg:title/>
          <svg:desc/>
        </draw:frame>
      </draw:page>
      <draw:page draw:name="Slide10" draw:style-name="a1267" draw:master-page-name="Master1-Layout18-objAndTwoObj-Title,-Content,-and-2-Content" presentation:presentation-page-layout-name="Master1-PPL18" draw:id="Slide-265">
        <draw:frame draw:id="id171" presentation:style-name="a1271" draw:name="Title 1" svg:x="0.5in" svg:y="0.30035in" svg:width="9in" svg:height="1.25in" presentation:class="title" presentation:placeholder="false">
          <draw:text-box>
            <text:p text:style-name="a1270" text:class-names="" text:cond-style-name=""><text:span text:style-name="a1268" text:class-names="">ppLayoutObjectAndTwoObjects</text:span><text:span text:style-name="a1269" text:class-names=""/></text:p>
          </draw:text-box>
          <svg:title/>
          <svg:desc/>
        </draw:frame>
        <draw:frame draw:id="id172" presentation:style-name="a1272" draw:name="Content Placeholder 5" svg:x="0.625in" svg:y="2.76215in" svg:width="4.16667in" svg:height="3.125in" style:rel-width="scale" style:rel-height="scale" presentation:class="graphic" presentation:placeholder="false">
          <draw:image xlink:href="media/image9.png" xlink:type="simple" xlink:show="embed" xlink:actuate="onLoad"/>
          <svg:title/>
          <svg:desc/>
        </draw:frame>
        <draw:frame draw:id="id173" presentation:style-name="a1273" draw:name="Content Placeholder 6" svg:x="5.63079in" svg:y="1.75in" svg:width="3.32176in" svg:height="2.49132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74" presentation:style-name="a1274" draw:name="Content Placeholder 7" svg:x="5.63079in" svg:y="4.40799in" svg:width="3.32176in" svg:height="2.49132in" style:rel-width="scale" style:rel-height="scale" presentation:class="graphic" presentation:placeholder="false">
          <draw:image xlink:href="media/image11.png" xlink:type="simple" xlink:show="embed" xlink:actuate="onLoad"/>
          <svg:title/>
          <svg:desc/>
        </draw:frame>
      </draw:page>
      <draw:page draw:name="Slide11" draw:style-name="a1276" draw:master-page-name="Master1-Layout19-objOverTx-Title-and-Content-over-Text" presentation:presentation-page-layout-name="Master1-PPL19" draw:id="Slide-266">
        <draw:frame draw:id="id175" presentation:style-name="a1280" draw:name="Title 1" svg:x="0.5in" svg:y="0.30035in" svg:width="9in" svg:height="1.25in" presentation:class="title" presentation:placeholder="false">
          <draw:text-box>
            <text:p text:style-name="a1279" text:class-names="" text:cond-style-name=""><text:span text:style-name="a1277" text:class-names="">ppLayoutObjectOverText</text:span><text:span text:style-name="a1278" text:class-names=""/></text:p>
          </draw:text-box>
          <svg:title/>
          <svg:desc/>
        </draw:frame>
        <draw:frame draw:id="id176" presentation:style-name="a1281" draw:name="Content Placeholder 4" svg:x="3.33912in" svg:y="1.75in" svg:width="3.32176in" svg:height="2.4913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77" presentation:style-name="a1289" draw:name="Text Placeholder 3" svg:x="0.5in" svg:y="4.40799in" svg:width="9in" svg:height="2.49132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Text(3)</text:span></text:p>
              </text:list-item>
            </text:list>
            <text:list text:style-name="a1288">
              <text:list-item>
                <text:list text:style-name="a1288">
                  <text:list-item>
                    <text:p text:style-name="a1287" text:class-names="" text:cond-style-name=""><text:span text:style-name="a1285" text:class-names="">For ppLayoutObjectOverText</text:span><text:span text:style-name="a1286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2" draw:style-name="a1291" draw:master-page-name="Master1-Layout20-fourObj-Title-and-4-Content" presentation:presentation-page-layout-name="Master1-PPL20" draw:id="Slide-267">
        <draw:frame draw:id="id178" presentation:style-name="a1295" draw:name="Title 1" svg:x="0.5in" svg:y="0.30035in" svg:width="9in" svg:height="1.25in" presentation:class="title" presentation:placeholder="false">
          <draw:text-box>
            <text:p text:style-name="a1294" text:class-names="" text:cond-style-name=""><text:span text:style-name="a1292" text:class-names="">ppLayoutFourObjects</text:span><text:span text:style-name="a1293" text:class-names=""/></text:p>
          </draw:text-box>
          <svg:title/>
          <svg:desc/>
        </draw:frame>
        <draw:frame draw:id="id179" presentation:style-name="a1296" draw:name="Content Placeholder 6" svg:x="1.04745in" svg:y="1.75in" svg:width="3.32176in" svg:height="2.49132in" style:rel-width="scale" style:rel-height="scale" presentation:class="graphic" presentation:placeholder="false">
          <draw:image xlink:href="media/image13.png" xlink:type="simple" xlink:show="embed" xlink:actuate="onLoad"/>
          <svg:title/>
          <svg:desc/>
        </draw:frame>
        <draw:frame draw:id="id180" presentation:style-name="a1297" draw:name="Content Placeholder 7" svg:x="5.63079in" svg:y="1.75in" svg:width="3.32176in" svg:height="2.49132in" style:rel-width="scale" style:rel-height="scale" presentation:class="graphic" presentation:placeholder="false">
          <draw:image xlink:href="media/image14.png" xlink:type="simple" xlink:show="embed" xlink:actuate="onLoad"/>
          <svg:title/>
          <svg:desc/>
        </draw:frame>
        <draw:frame draw:id="id181" presentation:style-name="a1298" draw:name="Content Placeholder 8" svg:x="1.04745in" svg:y="4.40799in" svg:width="3.32176in" svg:height="2.49132in" style:rel-width="scale" style:rel-height="scale" presentation:class="graphic" presentation:placeholder="false">
          <draw:image xlink:href="media/image15.png" xlink:type="simple" xlink:show="embed" xlink:actuate="onLoad"/>
          <svg:title/>
          <svg:desc/>
        </draw:frame>
        <draw:frame draw:id="id182" presentation:style-name="a1299" draw:name="Content Placeholder 9" svg:x="5.63079in" svg:y="4.40799in" svg:width="3.32176in" svg:height="2.49132in" style:rel-width="scale" style:rel-height="scale" presentation:class="graphic" presentation:placeholder="false">
          <draw:image xlink:href="media/image16.png" xlink:type="simple" xlink:show="embed" xlink:actuate="onLoad"/>
          <svg:title/>
          <svg:desc/>
        </draw:frame>
      </draw:page>
      <draw:page draw:name="Slide13" draw:style-name="a1301" draw:master-page-name="Master1-Layout21-twoObjAndObj-Title,-2-Content-and-Content" presentation:presentation-page-layout-name="Master1-PPL21" draw:id="Slide-268">
        <draw:frame draw:id="id183" presentation:style-name="a1305" draw:name="Title 1" svg:x="0.5in" svg:y="0.30035in" svg:width="9in" svg:height="1.25in" presentation:class="title" presentation:placeholder="false">
          <draw:text-box>
            <text:p text:style-name="a1304" text:class-names="" text:cond-style-name=""><text:span text:style-name="a1302" text:class-names="">ppLayoutTwoObjectsAndObject</text:span><text:span text:style-name="a1303" text:class-names=""/></text:p>
          </draw:text-box>
          <svg:title/>
          <svg:desc/>
        </draw:frame>
        <draw:frame draw:id="id184" presentation:style-name="a1306" draw:name="Content Placeholder 5" svg:x="1.04745in" svg:y="1.75in" svg:width="3.32176in" svg:height="2.49132in" style:rel-width="scale" style:rel-height="scale" presentation:class="graphic" presentation:placeholder="false">
          <draw:image xlink:href="media/image17.png" xlink:type="simple" xlink:show="embed" xlink:actuate="onLoad"/>
          <svg:title/>
          <svg:desc/>
        </draw:frame>
        <draw:frame draw:id="id185" presentation:style-name="a1307" draw:name="Content Placeholder 6" svg:x="1.04745in" svg:y="4.40799in" svg:width="3.32176in" svg:height="2.49132in" style:rel-width="scale" style:rel-height="scale" presentation:class="graphic" presentation:placeholder="false">
          <draw:image xlink:href="media/image18.png" xlink:type="simple" xlink:show="embed" xlink:actuate="onLoad"/>
          <svg:title/>
          <svg:desc/>
        </draw:frame>
        <draw:frame draw:id="id186" presentation:style-name="a1308" draw:name="Content Placeholder 7" svg:x="5.20833in" svg:y="2.76215in" svg:width="4.16667in" svg:height="3.125in" style:rel-width="scale" style:rel-height="scale" presentation:class="graphic" presentation:placeholder="false">
          <draw:image xlink:href="media/image19.png" xlink:type="simple" xlink:show="embed" xlink:actuate="onLoad"/>
          <svg:title/>
          <svg:desc/>
        </draw:frame>
      </draw:page>
      <draw:page draw:name="Slide14" draw:style-name="a1310" draw:master-page-name="Master1-Layout22-twoObjAndTx-Title,-2-Content-and-Text" presentation:presentation-page-layout-name="Master1-PPL22" draw:id="Slide-269">
        <draw:frame draw:id="id187" presentation:style-name="a1314" draw:name="Title 1" svg:x="0.5in" svg:y="0.30035in" svg:width="9in" svg:height="1.25in" presentation:class="title" presentation:placeholder="false">
          <draw:text-box>
            <text:p text:style-name="a1313" text:class-names="" text:cond-style-name=""><text:span text:style-name="a1311" text:class-names="">ppLayoutTwoObjectsAndText</text:span><text:span text:style-name="a1312" text:class-names=""/></text:p>
          </draw:text-box>
          <svg:title/>
          <svg:desc/>
        </draw:frame>
        <draw:frame draw:id="id188" presentation:style-name="a1315" draw:name="Content Placeholder 5" svg:x="1.04745in" svg:y="1.75in" svg:width="3.32176in" svg:height="2.49132in" style:rel-width="scale" style:rel-height="scale" presentation:class="graphic" presentation:placeholder="false">
          <draw:image xlink:href="media/image20.png" xlink:type="simple" xlink:show="embed" xlink:actuate="onLoad"/>
          <svg:title/>
          <svg:desc/>
        </draw:frame>
        <draw:frame draw:id="id189" presentation:style-name="a1316" draw:name="Content Placeholder 6" svg:x="1.04745in" svg:y="4.40799in" svg:width="3.32176in" svg:height="2.49132in" style:rel-width="scale" style:rel-height="scale" presentation:class="graphic" presentation:placeholder="false">
          <draw:image xlink:href="media/image21.png" xlink:type="simple" xlink:show="embed" xlink:actuate="onLoad"/>
          <svg:title/>
          <svg:desc/>
        </draw:frame>
        <draw:frame draw:id="id190" presentation:style-name="a1324" draw:name="Text Placeholder 4" svg:x="5.08333in" svg:y="1.75in" svg:width="4.41667in" svg:height="5.14931in" presentation:class="outline" presentation:placeholder="false">
          <draw:text-box>
            <text:list text:style-name="a1319">
              <text:list-item>
                <text:p text:style-name="a1318" text:class-names="" text:cond-style-name=""><text:span text:style-name="a1317" text:class-names="">Text(4)</text:span></text:p>
              </text:list-item>
            </text:list>
            <text:list text:style-name="a1323">
              <text:list-item>
                <text:list text:style-name="a1323">
                  <text:list-item>
                    <text:p text:style-name="a1322" text:class-names="" text:cond-style-name=""><text:span text:style-name="a1320" text:class-names="">For ppLayoutTwoObjectsAndText</text:span><text:span text:style-name="a132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5" draw:style-name="a1326" draw:master-page-name="Master1-Layout23-twoObjOverTx-Title-and-2-Content-over-Text" presentation:presentation-page-layout-name="Master1-PPL23" draw:id="Slide-270">
        <draw:frame draw:id="id191" presentation:style-name="a1330" draw:name="Title 1" svg:x="0.5in" svg:y="0.30035in" svg:width="9in" svg:height="1.25in" presentation:class="title" presentation:placeholder="false">
          <draw:text-box>
            <text:p text:style-name="a1329" text:class-names="" text:cond-style-name=""><text:span text:style-name="a1327" text:class-names="">ppLayoutTwoObjectsOverText</text:span><text:span text:style-name="a1328" text:class-names=""/></text:p>
          </draw:text-box>
          <svg:title/>
          <svg:desc/>
        </draw:frame>
        <draw:frame draw:id="id192" presentation:style-name="a1331" draw:name="Content Placeholder 5" svg:x="1.04745in" svg:y="1.75in" svg:width="3.32176in" svg:height="2.49132in" style:rel-width="scale" style:rel-height="scale" presentation:class="graphic" presentation:placeholder="false">
          <draw:image xlink:href="media/image22.png" xlink:type="simple" xlink:show="embed" xlink:actuate="onLoad"/>
          <svg:title/>
          <svg:desc/>
        </draw:frame>
        <draw:frame draw:id="id193" presentation:style-name="a1332" draw:name="Content Placeholder 6" svg:x="5.63079in" svg:y="1.75in" svg:width="3.32176in" svg:height="2.49132in" style:rel-width="scale" style:rel-height="scale" presentation:class="graphic" presentation:placeholder="false">
          <draw:image xlink:href="media/image23.png" xlink:type="simple" xlink:show="embed" xlink:actuate="onLoad"/>
          <svg:title/>
          <svg:desc/>
        </draw:frame>
        <draw:frame draw:id="id194" presentation:style-name="a1340" draw:name="Text Placeholder 4" svg:x="0.5in" svg:y="4.40799in" svg:width="9in" svg:height="2.49132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Text(4)</text:span></text:p>
              </text:list-item>
            </text:list>
            <text:list text:style-name="a1339">
              <text:list-item>
                <text:list text:style-name="a1339">
                  <text:list-item>
                    <text:p text:style-name="a1338" text:class-names="" text:cond-style-name=""><text:span text:style-name="a1336" text:class-names="">For ppLayoutTwoObjectsOverText</text:span><text:span text:style-name="a1337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6" draw:style-name="a1342" draw:master-page-name="Master1-Layout24-tbl-Title-and-Table" presentation:presentation-page-layout-name="Master1-PPL24" draw:id="Slide-271">
        <draw:frame draw:id="id195" presentation:style-name="a1346" draw:name="Title 1" svg:x="0.5in" svg:y="0.30035in" svg:width="9in" svg:height="1.25in" presentation:class="title" presentation:placeholder="false">
          <draw:text-box>
            <text:p text:style-name="a1345" text:class-names="" text:cond-style-name=""><text:span text:style-name="a1343" text:class-names="">ppLayoutTable</text:span><text:span text:style-name="a1344" text:class-names=""/></text:p>
          </draw:text-box>
          <svg:title/>
          <svg:desc/>
        </draw:frame>
        <draw:frame draw:id="id196" presentation:style-name="a1347" draw:name="Table Placeholder 2" svg:x="0.5in" svg:y="1.75in" svg:width="9in" svg:height="5.15in" presentation:class="table" presentation:placeholder="true"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0.46154in" svg:y="1.5in" svg:width="9in" svg:height="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  <presentation:placeholder presentation:object="subtitle" svg:x="1.5in" svg:y="3.64359in" svg:width="7in" svg:height="1.91667in"/>
    </style:presentation-page-layout>
    <style:presentation-page-layout style:name="Master1-PPL2" style:display-name="Title and Content">
      <presentation:placeholder presentation:object="title" svg:x="0.5in" svg:y="0.30035in" svg:width="9in" svg:height="1.25in"/>
      <presentation:placeholder presentation:object="object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3" style:display-name="Section Header">
      <presentation:placeholder presentation:object="title" svg:x="1.75in" svg:y="0.66667in" svg:width="7.75in" svg:height="2in"/>
      <presentation:placeholder presentation:object="outline" svg:x="1.75in" svg:y="2.74255in" svg:width="7.75in" svg:height="1.65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4" style:display-name="Two Content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5" style:display-name="Comparison">
      <presentation:placeholder presentation:object="title" svg:x="0.5in" svg:y="0.29861in" svg:width="9in" svg:height="1.25in"/>
      <presentation:placeholder presentation:object="outline" svg:x="0.5in" svg:y="1.67882in" svg:width="4.4184in" svg:height="0.82118in"/>
      <presentation:placeholder presentation:object="outline" svg:x="5.07986in" svg:y="1.67882in" svg:width="4.42014in" svg:height="0.82118in"/>
      <presentation:placeholder presentation:object="object" svg:x="0.5in" svg:y="2.58333in" svg:width="4.4184in" svg:height="4.11632in"/>
      <presentation:placeholder presentation:object="object" svg:x="5.07986in" svg:y="2.58333in" svg:width="4.42014in" svg:height="4.116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6" style:display-name="Title Only">
      <presentation:placeholder presentation:object="title" svg:x="0.5in" svg:y="0.30035in" svg:width="9in" svg:height="1.2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7" style:display-name="Blank"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8" style:display-name="Content with Caption">
      <presentation:placeholder presentation:object="title" svg:x="0.5in" svg:y="0.29861in" svg:width="3.28993in" svg:height="1.27083in"/>
      <presentation:placeholder presentation:object="outline" svg:x="0.5in" svg:y="1.66667in" svg:width="3.28993in" svg:height="5.03299in"/>
      <presentation:placeholder presentation:object="object" svg:x="3.90972in" svg:y="0.29861in" svg:width="5.59028in" svg:height="6.40104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9" style:display-name="Picture with Caption">
      <presentation:placeholder presentation:object="title" svg:x="2in" svg:y="0.66667in" svg:width="6in" svg:height="0.57118in"/>
      <presentation:placeholder presentation:object="graphic" svg:x="2in" svg:y="2.00347in" svg:width="6in" svg:height="4.33333in"/>
      <presentation:placeholder presentation:object="outline" svg:x="2in" svg:y="1.27601in" svg:width="6in" svg:height="0.58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0" style:display-name="Title and Vertical Text">
      <presentation:placeholder presentation:object="title" svg:x="0.5in" svg:y="0.30035in" svg:width="9in" svg:height="1.25in"/>
      <presentation:placeholder presentation:object="outline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1" style:display-name="Vertical Title and Tex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2" style:display-name="Title and Text">
      <presentation:placeholder presentation:object="title" svg:x="0.5in" svg:y="0.30035in" svg:width="9in" svg:height="1.25in"/>
      <presentation:placeholder presentation:object="outline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3" style:display-name="Title and 2-Column Text">
      <presentation:placeholder presentation:object="title" svg:x="0.5in" svg:y="0.30035in" svg:width="9in" svg:height="1.25in"/>
      <presentation:placeholder presentation:object="outline" svg:x="0.5in" svg:y="1.75in" svg:width="4.41667in" svg:height="5.14931in"/>
      <presentation:placeholder presentation:object="outline" svg:x="5.08333in" svg:y="1.75in" svg:width="4.41667in" svg:height="5.14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4" style:display-name="Title and Text over Content">
      <presentation:placeholder presentation:object="title" svg:x="0.5in" svg:y="0.30035in" svg:width="9in" svg:height="1.25in"/>
      <presentation:placeholder presentation:object="outline" svg:x="0.5in" svg:y="1.75in" svg:width="9in" svg:height="2.49132in"/>
      <presentation:placeholder presentation:object="object" svg:x="0.5in" svg:y="4.40799in" svg:width="9in" svg:height="2.491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5" style:display-name="Title, Text, and Content">
      <presentation:placeholder presentation:object="title" svg:x="0.5in" svg:y="0.30035in" svg:width="9in" svg:height="1.25in"/>
      <presentation:placeholder presentation:object="outline" svg:x="0.5in" svg:y="1.75in" svg:width="4.41667in" svg:height="5.14931in"/>
      <presentation:placeholder presentation:object="object" svg:x="5.08333in" svg:y="1.75in" svg:width="4.41667in" svg:height="5.14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6" style:display-name="Title, Content and Text">
      <presentation:placeholder presentation:object="title" svg:x="0.5in" svg:y="0.30035in" svg:width="9in" svg:height="1.25in"/>
      <presentation:placeholder presentation:object="object" svg:x="0.5in" svg:y="1.75in" svg:width="4.41667in" svg:height="5.14931in"/>
      <presentation:placeholder presentation:object="outline" svg:x="5.08333in" svg:y="1.75in" svg:width="4.41667in" svg:height="5.14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7" style:display-name="Title, Text, and 2 Content">
      <presentation:placeholder presentation:object="title" svg:x="0.5in" svg:y="0.30035in" svg:width="9in" svg:height="1.25in"/>
      <presentation:placeholder presentation:object="outline" svg:x="0.5in" svg:y="1.75in" svg:width="4.41667in" svg:height="5.14931in"/>
      <presentation:placeholder presentation:object="object" svg:x="5.08333in" svg:y="1.75in" svg:width="4.41667in" svg:height="2.49132in"/>
      <presentation:placeholder presentation:object="object" svg:x="5.08333in" svg:y="4.40799in" svg:width="4.41667in" svg:height="2.491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8" style:display-name="Title, Content, and 2 Content">
      <presentation:placeholder presentation:object="title" svg:x="0.5in" svg:y="0.30035in" svg:width="9in" svg:height="1.25in"/>
      <presentation:placeholder presentation:object="object" svg:x="0.5in" svg:y="1.75in" svg:width="4.41667in" svg:height="5.14931in"/>
      <presentation:placeholder presentation:object="object" svg:x="5.08333in" svg:y="1.75in" svg:width="4.41667in" svg:height="2.49132in"/>
      <presentation:placeholder presentation:object="object" svg:x="5.08333in" svg:y="4.40799in" svg:width="4.41667in" svg:height="2.491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19" style:display-name="Title and Content over Text">
      <presentation:placeholder presentation:object="title" svg:x="0.5in" svg:y="0.30035in" svg:width="9in" svg:height="1.25in"/>
      <presentation:placeholder presentation:object="object" svg:x="0.5in" svg:y="1.75in" svg:width="9in" svg:height="2.49132in"/>
      <presentation:placeholder presentation:object="outline" svg:x="0.5in" svg:y="4.40799in" svg:width="9in" svg:height="2.491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20" style:display-name="Title and 4 Content">
      <presentation:placeholder presentation:object="title" svg:x="0.5in" svg:y="0.30035in" svg:width="9in" svg:height="1.25in"/>
      <presentation:placeholder presentation:object="object" svg:x="0.5in" svg:y="1.75in" svg:width="4.41667in" svg:height="2.49132in"/>
      <presentation:placeholder presentation:object="object" svg:x="5.08333in" svg:y="1.75in" svg:width="4.41667in" svg:height="2.49132in"/>
      <presentation:placeholder presentation:object="object" svg:x="0.5in" svg:y="4.40799in" svg:width="4.41667in" svg:height="2.49132in"/>
      <presentation:placeholder presentation:object="object" svg:x="5.08333in" svg:y="4.40799in" svg:width="4.41667in" svg:height="2.491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21" style:display-name="Title, 2 Content and Content">
      <presentation:placeholder presentation:object="title" svg:x="0.5in" svg:y="0.30035in" svg:width="9in" svg:height="1.25in"/>
      <presentation:placeholder presentation:object="object" svg:x="0.5in" svg:y="1.75in" svg:width="4.41667in" svg:height="2.49132in"/>
      <presentation:placeholder presentation:object="object" svg:x="0.5in" svg:y="4.40799in" svg:width="4.41667in" svg:height="2.49132in"/>
      <presentation:placeholder presentation:object="object" svg:x="5.08333in" svg:y="1.75in" svg:width="4.41667in" svg:height="5.14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22" style:display-name="Title, 2 Content and Text">
      <presentation:placeholder presentation:object="title" svg:x="0.5in" svg:y="0.30035in" svg:width="9in" svg:height="1.25in"/>
      <presentation:placeholder presentation:object="object" svg:x="0.5in" svg:y="1.75in" svg:width="4.41667in" svg:height="2.49132in"/>
      <presentation:placeholder presentation:object="object" svg:x="0.5in" svg:y="4.40799in" svg:width="4.41667in" svg:height="2.49132in"/>
      <presentation:placeholder presentation:object="outline" svg:x="5.08333in" svg:y="1.75in" svg:width="4.41667in" svg:height="5.14931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23" style:display-name="Title and 2 Content over Text">
      <presentation:placeholder presentation:object="title" svg:x="0.5in" svg:y="0.30035in" svg:width="9in" svg:height="1.25in"/>
      <presentation:placeholder presentation:object="object" svg:x="0.5in" svg:y="1.75in" svg:width="4.41667in" svg:height="2.49132in"/>
      <presentation:placeholder presentation:object="object" svg:x="5.08333in" svg:y="1.75in" svg:width="4.41667in" svg:height="2.49132in"/>
      <presentation:placeholder presentation:object="outline" svg:x="0.5in" svg:y="4.40799in" svg:width="9in" svg:height="2.49132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presentation-page-layout style:name="Master1-PPL24" style:display-name="Title and Table">
      <presentation:placeholder presentation:object="title" svg:x="0.5in" svg:y="0.30035in" svg:width="9in" svg:height="1.25in"/>
      <presentation:placeholder presentation:object="table" svg:x="0.5in" svg:y="1.75in" svg:width="9in" svg:height="5.15in"/>
      <presentation:placeholder presentation:object="date-time" svg:x="0.5in" svg:y="7.01736in" svg:width="2.33333in" svg:height="0.39931in"/>
      <presentation:placeholder presentation:object="footer" svg:x="3.41667in" svg:y="7.01736in" svg:width="3.16667in" svg:height="0.39931in"/>
      <presentation:placeholder presentation:object="page-number" svg:x="8.66667in" svg:y="7.01736in" svg:width="0.83333in" svg:height="0.39931in"/>
    </style:presentation-page-layout>
    <style:default-style style:family="graphic">
      <style:graphic-properties draw:fill="solid" draw:fill-color="#ceb966" draw:opacity="100%" draw:stroke="solid" svg:stroke-width="0.02778in" svg:stroke-color="#978749" svg:stroke-opacity="100%"/>
    </style:default-style>
    <draw:fill-image draw:name="a1050" xlink:href="media/image24.png" xlink:show="embed" xlink:actuate="onLoad"/>
    <draw:fill-image draw:name="a826" xlink:href="media/image24.png" xlink:show="embed" xlink:actuate="onLoad"/>
    <draw:fill-image draw:name="a226" xlink:href="media/image24.png" xlink:show="embed" xlink:actuate="onLoad"/>
    <draw:fill-image draw:name="a636" xlink:href="media/image24.png" xlink:show="embed" xlink:actuate="onLoad"/>
    <draw:fill-image draw:name="a1300" xlink:href="media/image24.png" xlink:show="embed" xlink:actuate="onLoad"/>
    <draw:fill-image draw:name="a705" xlink:href="media/image24.png" xlink:show="embed" xlink:actuate="onLoad"/>
    <draw:fill-image draw:name="a480" xlink:href="media/image24.png" xlink:show="embed" xlink:actuate="onLoad"/>
    <draw:fill-image draw:name="a1235" xlink:href="media/image24.png" xlink:show="embed" xlink:actuate="onLoad"/>
    <draw:fill-image draw:name="a1341" xlink:href="media/image24.png" xlink:show="embed" xlink:actuate="onLoad"/>
    <draw:fill-image draw:name="a1168" xlink:href="media/image24.png" xlink:show="embed" xlink:actuate="onLoad"/>
    <draw:fill-image draw:name="a1275" xlink:href="media/image24.png" xlink:show="embed" xlink:actuate="onLoad"/>
    <draw:fill-image draw:name="a323" xlink:href="media/image24.png" xlink:show="embed" xlink:actuate="onLoad"/>
    <draw:fill-image draw:name="a1309" xlink:href="media/image24.png" xlink:show="embed" xlink:actuate="onLoad"/>
    <draw:fill-image draw:name="a1190" xlink:href="media/image24.png" xlink:show="embed" xlink:actuate="onLoad"/>
    <draw:fill-image draw:name="a258" xlink:href="media/image24.png" xlink:show="embed" xlink:actuate="onLoad"/>
    <draw:fill-image draw:name="a1154" xlink:href="media/image24.png" xlink:show="embed" xlink:actuate="onLoad"/>
    <draw:fill-image draw:name="a92" xlink:href="media/image24.png" xlink:show="embed" xlink:actuate="onLoad"/>
    <draw:fill-image draw:name="a1119" xlink:href="media/image24.png" xlink:show="embed" xlink:actuate="onLoad"/>
    <draw:fill-image draw:name="a297" xlink:href="media/image24.png" xlink:show="embed" xlink:actuate="onLoad"/>
    <draw:fill-image draw:name="a774" xlink:href="media/image24.png" xlink:show="embed" xlink:actuate="onLoad"/>
    <draw:fill-image draw:name="a912" xlink:href="media/image24.png" xlink:show="embed" xlink:actuate="onLoad"/>
    <draw:fill-image draw:name="a57" xlink:href="media/image24.png" xlink:show="embed" xlink:actuate="onLoad"/>
    <draw:fill-image draw:name="a1227" xlink:href="media/image24.png" xlink:show="embed" xlink:actuate="onLoad"/>
    <draw:fill-image draw:name="a0" xlink:href="media/image24.png" xlink:show="embed" xlink:actuate="onLoad"/>
    <draw:fill-image draw:name="a244" xlink:href="media/image24.png" xlink:show="embed" xlink:actuate="onLoad"/>
    <draw:fill-image draw:name="a1266" xlink:href="media/image24.png" xlink:show="embed" xlink:actuate="onLoad"/>
    <draw:fill-image draw:name="a1197" xlink:href="media/image24.png" xlink:show="embed" xlink:actuate="onLoad"/>
    <draw:fill-image draw:name="a1141" xlink:href="media/image24.png" xlink:show="embed" xlink:actuate="onLoad"/>
    <draw:fill-image draw:name="a584" xlink:href="media/image24.png" xlink:show="embed" xlink:actuate="onLoad"/>
    <draw:fill-image draw:name="a1212" xlink:href="media/image24.png" xlink:show="embed" xlink:actuate="onLoad"/>
    <draw:fill-image draw:name="a1250" xlink:href="media/image24.png" xlink:show="embed" xlink:actuate="onLoad"/>
    <draw:fill-image draw:name="a393" xlink:href="media/image24.png" xlink:show="embed" xlink:actuate="onLoad"/>
    <draw:fill-image draw:name="a532" xlink:href="media/image24.png" xlink:show="embed" xlink:actuate="onLoad"/>
    <draw:fill-image draw:name="a1290" xlink:href="media/image24.png" xlink:show="embed" xlink:actuate="onLoad"/>
    <draw:fill-image draw:name="a358" xlink:href="media/image24.png" xlink:show="embed" xlink:actuate="onLoad"/>
    <draw:fill-image draw:name="a428" xlink:href="media/image24.png" xlink:show="embed" xlink:actuate="onLoad"/>
    <draw:fill-image draw:name="a1325" xlink:href="media/image24.png" xlink:show="embed" xlink:actuate="onLoad"/>
    <draw:fill-image draw:name="a166" xlink:href="media/image24.png" xlink:show="embed" xlink:actuate="onLoad"/>
    <draw:fill-image draw:name="a981" xlink:href="media/image24.png" xlink:show="embed" xlink:actuate="onLoad"/>
    <draw:fill-image draw:name="a35" xlink:href="media/image24.png" xlink:show="embed" xlink:actuate="onLoad"/>
    <draw:fill-image draw:name="a114" xlink:href="media/image24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6">
      <style:drawing-page-properties draw:fill="bitmap" draw:fill-image-name="a70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0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4">
      <style:drawing-page-properties draw:fill="bitmap" draw:fill-image-name="a39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bitmap" draw:fill-image-name="a2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bitmap" draw:fill-image-name="a24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">
      <style:drawing-page-properties draw:fill="bitmap" draw:fill-image-name="a2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f4db8c" style:text-line-through-type="none" style:text-line-through-style="none" style:text-line-through-width="auto" style:text-line-through-color="font-color" style:text-position="0% 100%" fo:font-family="Lucida Sans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4db8c" style:text-line-through-type="none" style:text-line-through-style="none" style:text-line-through-width="auto" style:text-line-through-color="font-color" style:text-position="0% 100%" fo:font-family="Lucida Sans" fo:font-size="0.30556in" style:font-size-asian="0.30556in" style:font-size-complex="0.30556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5">
      <style:drawing-page-properties draw:fill="bitmap" draw:fill-image-name="a77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0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8">
      <style:drawing-page-properties draw:fill="bitmap" draw:fill-image-name="a29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5">
      <style:drawing-page-properties draw:fill="bitmap" draw:fill-image-name="a11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7">
      <style:drawing-page-properties draw:fill="bitmap" draw:fill-image-name="a63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3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18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20">
      <style:drawing-page-properties draw:fill="bitmap" draw:fill-image-name="a111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1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7">
      <style:drawing-page-properties draw:fill="bitmap" draw:fill-image-name="a1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left" style:tab-stop-distance="1in" fo:margin-left="0.95in" fo:margin-right="0in" fo:text-indent="-0.31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1.24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1in" fo:margin-left="0.6in" fo:margin-right="0in" fo:text-indent="-0.4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3">
      <style:drawing-page-properties draw:fill="bitmap" draw:fill-image-name="a53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">
      <style:drawing-page-properties draw:fill="bitmap" draw:fill-image-name="a3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text-transform="uppercase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15466in 0.15466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8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center" style:tab-stop-distance="1in" fo:margin-left="0in" fo:margin-right="0in" fo:text-indent="0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bitmap" draw:fill-image-name="a57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9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9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bitmap" draw:fill-image-name="a58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51">
      <style:drawing-page-properties draw:fill="bitmap" draw:fill-image-name="a105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3">
      <style:drawing-page-properties draw:fill="bitmap" draw:fill-image-name="a91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5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7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dcc679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">
      <style:text-properties fo:font-variant="normal" fo:text-transform="none" fo:color="#dcc679" style:text-line-through-type="none" style:text-line-through-style="none" style:text-line-through-width="auto" style:text-line-through-color="font-color" style:text-position="0% 100%" fo:font-family="Lucida Sans" fo:font-size="0.66667in" style:font-size-asian="0.66667in" style:font-size-complex="0.66667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08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9">
      <style:drawing-page-properties draw:fill="bitmap" draw:fill-image-name="a42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6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7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1.48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.69in" fo:margin-right="0in" fo:text-indent="-0.2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0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2">
      <style:drawing-page-properties draw:fill="bitmap" draw:fill-image-name="a9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bitmap" draw:fill-image-name="a48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3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27778in" style:font-size-asian="0.27778in" style:font-size-complex="0.27778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2">
      <style:graphic-properties fo:wrap-option="wrap" fo:padding-top="0.05in" fo:padding-bottom="0in" fo:padding-left="0.05in" fo:padding-right="0.05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solid" draw:fill-color="#69676d" draw:opacity="100%" draw:stroke="solid" svg:stroke-width="0.04861in" svg:stroke-color="#ffffff" svg:stroke-opacity="100%" draw:stroke-linejoin="miter" draw:shadow="visible" draw:shadow-offset-x="0.17678in" draw:shadow-offset-y="0.17678in" draw:shadow-color="#000000" draw:shadow-opacity="25%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center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05in" fo:padding-right="0.05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7">
      <style:drawing-page-properties draw:fill="bitmap" draw:fill-image-name="a8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8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9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0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4">
      <style:drawing-page-properties draw:fill="bitmap" draw:fill-image-name="a3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5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26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46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1in" fo:margin-left="0.95in" fo:margin-right="0in" fo:text-indent="-0.31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1.24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1.48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5">
      <style:text-properties fo:font-variant="normal" fo:text-transform="none" fo:color="#bcbcbc" style:text-line-through-type="none" style:text-line-through-style="none" style:text-line-through-width="auto" style:text-line-through-color="font-color" style:text-position="0% 100%" fo:font-family="Book Antiqu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bitmap" draw:fill-image-name="a3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1.69in" fo:margin-right="0in" fo:text-indent="-0.2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6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Lucida Sans" fo:font-size="0.56944in" style:font-size-asian="0.56944in" style:font-size-complex="0.56944in" fo:letter-spacing="0in" fo:language="en" fo:country="US" fo:font-style="normal" style:font-style-asian="normal" style:font-style-complex="normal" fo:text-shadow="0.07857in 0.07857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ook Antiqua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.6in" fo:margin-right="0in" fo:text-indent="-0.4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22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681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45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684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058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26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48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687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791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834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40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1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795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837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940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404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74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79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943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407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366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511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946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78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69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514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518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622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101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061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730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52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105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064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691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733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067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1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736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840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4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739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843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7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410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950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847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72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414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75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954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957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379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002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488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006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59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009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071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595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0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598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075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43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205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21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078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70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208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747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85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273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854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76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857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960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279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963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491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967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494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012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00">
      <text:list-level-style-number text:level="1" style:num-format="">
        <style:list-level-properties text:space-before="0.08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497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015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644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019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081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647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212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750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084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1127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53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088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756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95in"/>
      </text:list-level-style-number>
      <text:list-level-style-number text:level="3" style:num-format="">
        <style:list-level-properties text:space-before="1.24in"/>
      </text:list-level-style-number>
      <text:list-level-style-number text:level="4" style:num-format="">
        <style:list-level-properties text:space-before="1.48in"/>
      </text:list-level-style-number>
      <text:list-level-style-number text:level="5" style:num-format="">
        <style:list-level-properties text:space-before="1.69in"/>
      </text:list-level-style-number>
      <text:list-level-style-number text:level="6" style:num-format="">
        <style:list-level-properties text:space-before="1.93in"/>
      </text:list-level-style-number>
      <text:list-level-style-number text:level="7" style:num-format="">
        <style:list-level-properties text:space-before="2.15in"/>
      </text:list-level-style-number>
      <text:list-level-style-number text:level="8" style:num-format="">
        <style:list-level-properties text:space-before="2.37in"/>
      </text:list-level-style-number>
      <text:list-level-style-number text:level="9" style:num-format="">
        <style:list-level-properties text:space-before="2.59in"/>
      </text:list-level-style-number>
    </text:list-style>
    <text:list-style style:name="a860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283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864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868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436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540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439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543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546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023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650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549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026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653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029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09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60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657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80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8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095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805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85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8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098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33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808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88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871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334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874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337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442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877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445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449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553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98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032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12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557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661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036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25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664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28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91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667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812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95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340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920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9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881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923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344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926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885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453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929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888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99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456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601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995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560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459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563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998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605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131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566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670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60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13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135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674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716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139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19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678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82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785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891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788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65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933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894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501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68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937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462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text:list-style style:name="a898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505">
      <text:list-level-style-bullet text:level="1" text:bullet-char="">
        <style:list-level-properties text:space-before="0.15in" text:min-label-width="0.45in"/>
        <style:text-properties fo:color="#f9f9f9" fo:font-family="Wingdings 2" style:font-charset="x-symbol" fo:font-size="65%"/>
      </text:list-level-style-bullet>
      <text:list-level-style-bullet text:level="2" text:bullet-char="">
        <style:list-level-properties text:space-before="0.5in" text:min-label-width="0.45in"/>
        <style:text-properties fo:color="#f9f9f9" fo:font-family="Wingdings 2" style:font-charset="x-symbol" fo:font-size="65%"/>
      </text:list-level-style-bullet>
      <text:list-level-style-bullet text:level="3" text:bullet-char="">
        <style:list-level-properties text:space-before="0.79in" text:min-label-width="0.45in"/>
        <style:text-properties fo:color="#f9f9f9" fo:font-family="Wingdings 2" style:font-charset="x-symbol" fo:font-size="65%"/>
      </text:list-level-style-bullet>
      <text:list-level-style-bullet text:level="4" text:bullet-char="">
        <style:list-level-properties text:space-before="1.03in" text:min-label-width="0.45in"/>
        <style:text-properties fo:color="#f9f9f9" fo:font-family="Wingdings 2" style:font-charset="x-symbol" fo:font-size="65%"/>
      </text:list-level-style-bullet>
      <text:list-level-style-bullet text:level="5" text:bullet-char="">
        <style:list-level-properties text:space-before="1.24in" text:min-label-width="0.45in"/>
        <style:text-properties fo:color="#f9f9f9" fo:font-family="Wingdings 2" style:font-charset="x-symbol" fo:font-size="65%"/>
      </text:list-level-style-bullet>
      <text:list-level-style-bullet text:level="6" text:bullet-char="">
        <style:list-level-properties text:space-before="1.48in" text:min-label-width="0.45in"/>
        <style:text-properties fo:color="#f9f9f9" fo:font-family="Wingdings 2" style:font-charset="x-symbol" fo:font-size="65%"/>
      </text:list-level-style-bullet>
      <text:list-level-style-bullet text:level="7" text:bullet-char="">
        <style:list-level-properties text:space-before="1.7in" text:min-label-width="0.45in"/>
        <style:text-properties fo:color="#f9f9f9" fo:font-family="Wingdings 2" style:font-charset="x-symbol" fo:font-size="65%"/>
      </text:list-level-style-bullet>
      <text:list-level-style-bullet text:level="8" text:bullet-char="">
        <style:list-level-properties text:space-before="1.92in" text:min-label-width="0.45in"/>
        <style:text-properties fo:color="#f9f9f9" fo:font-family="Wingdings 2" style:font-charset="x-symbol" fo:font-size="65%"/>
      </text:list-level-style-bullet>
      <text:list-level-style-bullet text:level="9" text:bullet-char="">
        <style:list-level-properties text:space-before="2.14in" text:min-label-width="0.45in"/>
        <style:text-properties fo:color="#f9f9f9" fo:font-family="Wingdings 2" style:font-charset="x-symbol" fo:font-size="65%"/>
      </text:list-level-style-bullet>
    </text:list-style>
    <text:list-style style:name="a466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508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570">
      <text:list-level-style-bullet text:level="1" text:bullet-char="">
        <style:list-level-properties text:space-before="0.4in" text:min-label-width="0.2in"/>
        <style:text-properties fo:color="#ffffff" fo:font-family="Wingdings 2" style:font-charset="x-symbol" fo:font-size="100%"/>
      </text:list-level-style-bullet>
      <text:list-level-style-bullet text:level="2" text:bullet-char="">
        <style:list-level-properties text:space-before="0.75in" text:min-label-width="0.2in"/>
        <style:text-properties fo:color="#ffffff" fo:font-family="Wingdings 2" style:font-charset="x-symbol" fo:font-size="100%"/>
      </text:list-level-style-bullet>
      <text:list-level-style-bullet text:level="3" text:bullet-char="">
        <style:list-level-properties text:space-before="1.04in" text:min-label-width="0.2in"/>
        <style:text-properties fo:color="#ffffff" fo:font-family="Wingdings 2" style:font-charset="x-symbol" fo:font-size="100%"/>
      </text:list-level-style-bullet>
      <text:list-level-style-bullet text:level="4" text:bullet-char="">
        <style:list-level-properties text:space-before="1.28in" text:min-label-width="0.2in"/>
        <style:text-properties fo:color="#ffffff" fo:font-family="Wingdings 2" style:font-charset="x-symbol" fo:font-size="100%"/>
      </text:list-level-style-bullet>
      <text:list-level-style-bullet text:level="5" text:bullet-char="">
        <style:list-level-properties text:space-before="1.49in" text:min-label-width="0.2in"/>
        <style:text-properties fo:color="#ffffff" fo:font-family="Wingdings 2" style:font-charset="x-symbol" fo:font-size="100%"/>
      </text:list-level-style-bullet>
      <text:list-level-style-bullet text:level="6" text:bullet-char="">
        <style:list-level-properties text:space-before="1.73in" text:min-label-width="0.2in"/>
        <style:text-properties fo:color="#ffffff" fo:font-family="Wingdings 2" style:font-charset="x-symbol" fo:font-size="100%"/>
      </text:list-level-style-bullet>
      <text:list-level-style-bullet text:level="7" text:bullet-char="">
        <style:list-level-properties text:space-before="1.95in" text:min-label-width="0.2in"/>
        <style:text-properties fo:color="#ffffff" fo:font-family="Wingdings 2" style:font-charset="x-symbol" fo:font-size="100%"/>
      </text:list-level-style-bullet>
      <text:list-level-style-bullet text:level="8" text:bullet-char="">
        <style:list-level-properties text:space-before="2.17in" text:min-label-width="0.2in"/>
        <style:text-properties fo:color="#ffffff" fo:font-family="Wingdings 2" style:font-charset="x-symbol" fo:font-size="100%"/>
      </text:list-level-style-bullet>
      <text:list-level-style-bullet text:level="9" text:bullet-char="">
        <style:list-level-properties text:space-before="2.39in" text:min-label-width="0.2in"/>
        <style:text-properties fo:color="#ffffff" fo:font-family="Wingdings 2" style:font-charset="x-symbol" fo:font-size="100%"/>
      </text:list-level-style-bullet>
    </text:list-style>
    <text:list-style style:name="a61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615">
      <text:list-level-style-bullet text:level="1" text:bullet-char="">
        <style:list-level-properties text:space-before="0.35in" text:min-label-width="0.25in"/>
        <style:text-properties fo:color="#ffffff" fo:font-family="Wingdings" style:font-charset="x-symbol" fo:font-size="95%"/>
      </text:list-level-style-bullet>
      <text:list-level-style-bullet text:level="2" text:bullet-char="">
        <style:list-level-properties text:space-before="0.7in" text:min-label-width="0.25in"/>
        <style:text-properties fo:color="#ffffff" fo:font-family="Wingdings" style:font-charset="x-symbol" fo:font-size="95%"/>
      </text:list-level-style-bullet>
      <text:list-level-style-bullet text:level="3" text:bullet-char="">
        <style:list-level-properties text:space-before="0.99in" text:min-label-width="0.25in"/>
        <style:text-properties fo:color="#ffffff" fo:font-family="Wingdings" style:font-charset="x-symbol" fo:font-size="95%"/>
      </text:list-level-style-bullet>
      <text:list-level-style-bullet text:level="4" text:bullet-char="">
        <style:list-level-properties text:space-before="1.23in" text:min-label-width="0.25in"/>
        <style:text-properties fo:color="#ffffff" fo:font-family="Wingdings" style:font-charset="x-symbol" fo:font-size="95%"/>
      </text:list-level-style-bullet>
      <text:list-level-style-bullet text:level="5" text:bullet-char="">
        <style:list-level-properties text:space-before="1.44in" text:min-label-width="0.25in"/>
        <style:text-properties fo:color="#ffffff" fo:font-family="Wingdings" style:font-charset="x-symbol" fo:font-size="95%"/>
      </text:list-level-style-bullet>
      <text:list-level-style-bullet text:level="6" text:bullet-char="">
        <style:list-level-properties text:space-before="1.68in" text:min-label-width="0.25in"/>
        <style:text-properties fo:color="#ffffff" fo:font-family="Wingdings" style:font-charset="x-symbol" fo:font-size="95%"/>
      </text:list-level-style-bullet>
      <text:list-level-style-bullet text:level="7" text:bullet-char="">
        <style:list-level-properties text:space-before="1.9in" text:min-label-width="0.25in"/>
        <style:text-properties fo:color="#ffffff" fo:font-family="Wingdings" style:font-charset="x-symbol" fo:font-size="95%"/>
      </text:list-level-style-bullet>
      <text:list-level-style-bullet text:level="8" text:bullet-char="">
        <style:list-level-properties text:space-before="2.12in" text:min-label-width="0.25in"/>
        <style:text-properties fo:color="#ffffff" fo:font-family="Wingdings" style:font-charset="x-symbol" fo:font-size="95%"/>
      </text:list-level-style-bullet>
      <text:list-level-style-bullet text:level="9" text:bullet-char="">
        <style:list-level-properties text:space-before="2.34in" text:min-label-width="0.25in"/>
        <style:text-properties fo:color="#ffffff" fo:font-family="Wingdings" style:font-charset="x-symbol" fo:font-size="95%"/>
      </text:list-level-style-bullet>
    </text:list-style>
    <text:list-style style:name="a142">
      <text:list-level-style-bullet text:level="1" text:bullet-char="">
        <style:list-level-properties text:space-before="0.29in" text:min-label-width="0.31in"/>
        <style:text-properties fo:color="#ffffff" fo:font-family="Wingdings 2" style:font-charset="x-symbol" fo:font-size="80%"/>
      </text:list-level-style-bullet>
      <text:list-level-style-bullet text:level="2" text:bullet-char="">
        <style:list-level-properties text:space-before="0.64in" text:min-label-width="0.31in"/>
        <style:text-properties fo:color="#ffffff" fo:font-family="Wingdings 2" style:font-charset="x-symbol" fo:font-size="80%"/>
      </text:list-level-style-bullet>
      <text:list-level-style-bullet text:level="3" text:bullet-char="">
        <style:list-level-properties text:space-before="0.93in" text:min-label-width="0.31in"/>
        <style:text-properties fo:color="#ffffff" fo:font-family="Wingdings 2" style:font-charset="x-symbol" fo:font-size="80%"/>
      </text:list-level-style-bullet>
      <text:list-level-style-bullet text:level="4" text:bullet-char="">
        <style:list-level-properties text:space-before="1.17in" text:min-label-width="0.31in"/>
        <style:text-properties fo:color="#ffffff" fo:font-family="Wingdings 2" style:font-charset="x-symbol" fo:font-size="80%"/>
      </text:list-level-style-bullet>
      <text:list-level-style-bullet text:level="5" text:bullet-char="">
        <style:list-level-properties text:space-before="1.38in" text:min-label-width="0.31in"/>
        <style:text-properties fo:color="#ffffff" fo:font-family="Wingdings 2" style:font-charset="x-symbol" fo:font-size="80%"/>
      </text:list-level-style-bullet>
      <text:list-level-style-bullet text:level="6" text:bullet-char="">
        <style:list-level-properties text:space-before="1.62in" text:min-label-width="0.31in"/>
        <style:text-properties fo:color="#ffffff" fo:font-family="Wingdings 2" style:font-charset="x-symbol" fo:font-size="80%"/>
      </text:list-level-style-bullet>
      <text:list-level-style-bullet text:level="7" text:bullet-char="">
        <style:list-level-properties text:space-before="1.84in" text:min-label-width="0.31in"/>
        <style:text-properties fo:color="#ffffff" fo:font-family="Wingdings 2" style:font-charset="x-symbol" fo:font-size="80%"/>
      </text:list-level-style-bullet>
      <text:list-level-style-bullet text:level="8" text:bullet-char="">
        <style:list-level-properties text:space-before="2.06in" text:min-label-width="0.31in"/>
        <style:text-properties fo:color="#ffffff" fo:font-family="Wingdings 2" style:font-charset="x-symbol" fo:font-size="80%"/>
      </text:list-level-style-bullet>
      <text:list-level-style-bullet text:level="9" text:bullet-char="">
        <style:list-level-properties text:space-before="2.28in" text:min-label-width="0.31in"/>
        <style:text-properties fo:color="#ffffff" fo:font-family="Wingdings 2" style:font-charset="x-symbol" fo:font-size="80%"/>
      </text:list-level-style-bullet>
    </text:list-style>
    <text:list-style style:name="a618">
      <text:list-level-style-bullet text:level="1" text:bullet-char="">
        <style:list-level-properties text:space-before="0.4in" text:min-label-width="0.2in"/>
        <style:text-properties fo:color="#ffffff" fo:font-family="Wingdings 3" style:font-charset="x-symbol" fo:font-size="100%"/>
      </text:list-level-style-bullet>
      <text:list-level-style-bullet text:level="2" text:bullet-char="">
        <style:list-level-properties text:space-before="0.75in" text:min-label-width="0.2in"/>
        <style:text-properties fo:color="#ffffff" fo:font-family="Wingdings 3" style:font-charset="x-symbol" fo:font-size="100%"/>
      </text:list-level-style-bullet>
      <text:list-level-style-bullet text:level="3" text:bullet-char="">
        <style:list-level-properties text:space-before="1.04in" text:min-label-width="0.2in"/>
        <style:text-properties fo:color="#ffffff" fo:font-family="Wingdings 3" style:font-charset="x-symbol" fo:font-size="100%"/>
      </text:list-level-style-bullet>
      <text:list-level-style-bullet text:level="4" text:bullet-char="">
        <style:list-level-properties text:space-before="1.28in" text:min-label-width="0.2in"/>
        <style:text-properties fo:color="#ffffff" fo:font-family="Wingdings 3" style:font-charset="x-symbol" fo:font-size="100%"/>
      </text:list-level-style-bullet>
      <text:list-level-style-bullet text:level="5" text:bullet-char="">
        <style:list-level-properties text:space-before="1.49in" text:min-label-width="0.2in"/>
        <style:text-properties fo:color="#ffffff" fo:font-family="Wingdings 3" style:font-charset="x-symbol" fo:font-size="100%"/>
      </text:list-level-style-bullet>
      <text:list-level-style-bullet text:level="6" text:bullet-char="">
        <style:list-level-properties text:space-before="1.73in" text:min-label-width="0.2in"/>
        <style:text-properties fo:color="#ffffff" fo:font-family="Wingdings 3" style:font-charset="x-symbol" fo:font-size="100%"/>
      </text:list-level-style-bullet>
      <text:list-level-style-bullet text:level="7" text:bullet-char="">
        <style:list-level-properties text:space-before="1.95in" text:min-label-width="0.2in"/>
        <style:text-properties fo:color="#ffffff" fo:font-family="Wingdings 3" style:font-charset="x-symbol" fo:font-size="100%"/>
      </text:list-level-style-bullet>
      <text:list-level-style-bullet text:level="8" text:bullet-char="">
        <style:list-level-properties text:space-before="2.17in" text:min-label-width="0.2in"/>
        <style:text-properties fo:color="#ffffff" fo:font-family="Wingdings 3" style:font-charset="x-symbol" fo:font-size="100%"/>
      </text:list-level-style-bullet>
      <text:list-level-style-bullet text:level="9" text:bullet-char="">
        <style:list-level-properties text:space-before="2.39in" text:min-label-width="0.2in"/>
        <style:text-properties fo:color="#ffffff" fo:font-family="Wingdings 3" style:font-charset="x-symbol" fo:font-size="100%"/>
      </text:list-level-style-bullet>
    </text:list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Apex" style:page-layout-name="pageLayout1" draw:style-name="a1">
      <draw:frame draw:id="id0" presentation:style-name="a5" draw:name="Title Placeholder 21" svg:x="0.5in" svg:y="0.30035in" svg:width="9in" svg:height="1.2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1" presentation:style-name="a22" draw:name="Text Placeholder 12" svg:x="0.5in" svg:y="1.75in" svg:width="9in" svg:height="5.15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Date Placeholder 13" svg:x="0.5in" svg:y="7.01736in" svg:width="2.33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Footer Placeholder 2" svg:x="3.41667in" svg:y="7.01736in" svg:width="3.16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Slide Number Placeholder 22" svg:x="8.66667in" svg:y="7.01736in" svg:width="0.8333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5" presentation:style-name="a40" draw:name="Title 7" svg:x="0.46154in" svg:y="1.5in" svg:width="9in" svg:height="2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6" presentation:style-name="a45" draw:name="Date Placeholder 27" svg:x="0.5in" svg:y="7.01736in" svg:width="2.33333in" svg:height="0.39931in" presentation:class="date-time" presentation:placeholder="false">
        <draw:text-box>
          <text:p text:style-name="a44" text:class-names="" text:cond-style-name=""><text:span text:style-name="a41" text:class-names=""><text:date text:fixed="false" style:data-style-name="a42"/></text:span><text:span text:style-name="a43" text:class-names=""/></text:p>
        </draw:text-box>
        <svg:title/>
        <svg:desc/>
      </draw:frame>
      <draw:frame draw:id="id7" presentation:style-name="a48" draw:name="Footer Placeholder 16" svg:x="3.41667in" svg:y="7.01736in" svg:width="3.16667in" svg:height="0.39931in" presentation:class="footer" presentation:placeholder="false">
        <draw:text-box>
          <text:p text:style-name="a47" text:class-names="" text:cond-style-name=""><text:span text:style-name="a46" text:class-names=""/></text:p>
        </draw:text-box>
        <svg:title/>
        <svg:desc/>
      </draw:frame>
      <draw:frame draw:id="id8" presentation:style-name="a52" draw:name="Slide Number Placeholder 28" svg:x="8.66667in" svg:y="7.01736in" svg:width="0.83333in" svg:height="0.39931in" presentation:class="page-number" presentation:placeholder="false">
        <draw:text-box>
          <text:p text:style-name="a51" text:class-names="" text:cond-style-name=""><text:span text:style-name="a49" text:class-names=""><text:page-number style:num-format="1" text:fixed="false"/></text:span><text:span text:style-name="a50" text:class-names=""/></text:p>
        </draw:text-box>
        <svg:title/>
        <svg:desc/>
      </draw:frame>
      <draw:frame draw:id="id9" presentation:style-name="a56" draw:name="Subtitle 8" svg:x="1.5in" svg:y="3.64359in" svg:width="7in" svg:height="1.91667in" presentation:class="subtitle" presentation:placeholder="false">
        <draw:text-box>
          <text:p text:style-name="a55" text:class-names="" text:cond-style-name=""><text:span text:style-name="a53" text:class-names="">Click to edit Master subtitle style</text:span><text:span text:style-name="a54" text:class-names=""/></text:p>
        </draw:text-box>
        <svg:title/>
        <svg:desc/>
      </draw:frame>
    </style:master-page>
    <style:master-page style:name="Master1-Layout2-obj-Title-and-Content" style:page-layout-name="pageLayout1" draw:style-name="a58">
      <draw:frame draw:id="id10" presentation:style-name="a62" draw:name="Title 1" svg:x="0.5in" svg:y="0.30035in" svg:width="9in" svg:height="1.2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1" presentation:style-name="a79" draw:name="Content Placeholder 2" svg:x="0.5in" svg:y="1.75in" svg:width="9in" svg:height="5.15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Click to 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Date Placeholder 3" svg:x="0.5in" svg:y="7.01736in" svg:width="2.33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Footer Placeholder 4" svg:x="3.41667in" svg:y="7.01736in" svg:width="3.16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Slide Number Placeholder 5" svg:x="8.66667in" svg:y="7.01736in" svg:width="0.8333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3">
      <draw:frame draw:id="id15" presentation:style-name="a97" draw:name="Title 1" svg:x="1.75in" svg:y="0.66667in" svg:width="7.75in" svg:height="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6" presentation:style-name="a101" draw:name="Text Placeholder 2" svg:x="1.75in" svg:y="2.74255in" svg:width="7.75in" svg:height="1.65104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</draw:text-box>
        <svg:title/>
        <svg:desc/>
      </draw:frame>
      <draw:frame draw:id="id17" presentation:style-name="a106" draw:name="Date Placeholder 3" svg:x="0.5in" svg:y="7.01736in" svg:width="2.33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Footer Placeholder 4" svg:x="3.41667in" svg:y="7.01736in" svg:width="3.16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Slide Number Placeholder 5" svg:x="8.66667in" svg:y="7.01736in" svg:width="0.8333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Two-Content" style:page-layout-name="pageLayout1" draw:style-name="a115">
      <draw:frame draw:id="id20" presentation:style-name="a119" draw:name="Title 1" svg:x="0.5in" svg:y="0.30035in" svg:width="9in" svg:height="1.25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21" presentation:style-name="a136" draw:name="Content Placeholder 2" svg:x="0.5in" svg:y="1.75in" svg:width="4.41667in" svg:height="4.9496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Content Placeholder 3" svg:x="5.08333in" svg:y="1.75in" svg:width="4.41667in" svg:height="4.94965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Click to edit Master text styles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cond le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hird le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Fifth le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Date Placeholder 4" svg:x="0.5in" svg:y="7.01736in" svg:width="2.3333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Footer Placeholder 5" svg:x="3.41667in" svg:y="7.01736in" svg:width="3.16667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Slide Number Placeholder 6" svg:x="8.66667in" svg:y="7.01736in" svg:width="0.8333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frame draw:id="id26" presentation:style-name="a171" draw:name="Title 1" svg:x="0.5in" svg:y="0.29861in" svg:width="9in" svg:height="1.25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75" draw:name="Text Placeholder 2" svg:x="0.5in" svg:y="1.67882in" svg:width="4.4184in" svg:height="0.82118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</draw:text-box>
        <svg:title/>
        <svg:desc/>
      </draw:frame>
      <draw:frame draw:id="id28" presentation:style-name="a179" draw:name="Text Placeholder 3" svg:x="5.07986in" svg:y="1.67882in" svg:width="4.42014in" svg:height="0.82118in" presentation:class="outline" presentation:placeholder="false">
        <draw:text-box>
          <text:list text:style-name="a178">
            <text:list-item>
              <text:p text:style-name="a177" text:class-names="" text:cond-style-name=""><text:span text:style-name="a176" text:class-names="">Click to edit Master text styles</text:span></text:p>
            </text:list-item>
          </text:list>
        </draw:text-box>
        <svg:title/>
        <svg:desc/>
      </draw:frame>
      <draw:frame draw:id="id29" presentation:style-name="a196" draw:name="Content Placeholder 4" svg:x="0.5in" svg:y="2.58333in" svg:width="4.4184in" svg:height="4.11632in" presentation:class="object" presentation:placeholder="false">
        <draw:text-box>
          <text:list text:style-name="a182">
            <text:list-item>
              <text:p text:style-name="a181" text:class-names="" text:cond-style-name=""><text:span text:style-name="a180" text:class-names="">Click to edit Master text styles</text:span></text:p>
            </text:list-item>
          </text:list>
          <text:list text:style-name="a185">
            <text:list-item>
              <text:list text:style-name="a185">
                <text:list-item>
                  <text:p text:style-name="a184" text:class-names="" text:cond-style-name=""><text:span text:style-name="a183" text:class-names="">Second level</text:span></text:p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p text:style-name="a187" text:class-names="" text:cond-style-name=""><text:span text:style-name="a186" text:class-names="">Third level</text:span></text:p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p text:style-name="a190" text:class-names="" text:cond-style-name=""><text:span text:style-name="a1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list text:style-name="a195">
                        <text:list-item>
                          <text:list text:style-name="a195">
                            <text:list-item>
                              <text:p text:style-name="a194" text:class-names="" text:cond-style-name=""><text:span text:style-name="a192" text:class-names="">Fifth level</text:span><text:span text:style-name="a1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13" draw:name="Content Placeholder 5" svg:x="5.07986in" svg:y="2.58333in" svg:width="4.42014in" svg:height="4.11632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ck to edit Master text styles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cond le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hird le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Fifth le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Date Placeholder 6" svg:x="0.5in" svg:y="7.01736in" svg:width="2.3333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Footer Placeholder 7" svg:x="3.41667in" svg:y="7.01736in" svg:width="3.16667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Slide Number Placeholder 8" svg:x="8.66667in" svg:y="7.01736in" svg:width="0.8333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frame draw:id="id34" presentation:style-name="a231" draw:name="Title 1" svg:x="0.5in" svg:y="0.30035in" svg:width="9in" svg:height="1.25in" presentation:class="title" presentation:placeholder="false">
        <draw:text-box>
          <text:p text:style-name="a230" text:class-names="" text:cond-style-name=""><text:span text:style-name="a228" text:class-names="">Click to edit Master title style</text:span><text:span text:style-name="a229" text:class-names=""/></text:p>
        </draw:text-box>
        <svg:title/>
        <svg:desc/>
      </draw:frame>
      <draw:frame draw:id="id35" presentation:style-name="a236" draw:name="Date Placeholder 2" svg:x="0.5in" svg:y="7.01736in" svg:width="2.3333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Footer Placeholder 3" svg:x="3.41667in" svg:y="7.01736in" svg:width="3.16667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Slide Number Placeholder 4" svg:x="8.66667in" svg:y="7.01736in" svg:width="0.8333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frame draw:id="id38" presentation:style-name="a250" draw:name="Date Placeholder 1" svg:x="0.5in" svg:y="7.01736in" svg:width="2.3333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Footer Placeholder 2" svg:x="3.41667in" svg:y="7.01736in" svg:width="3.16667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Slide Number Placeholder 3" svg:x="8.66667in" svg:y="7.01736in" svg:width="0.8333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frame draw:id="id41" presentation:style-name="a263" draw:name="Title 1" svg:x="0.5in" svg:y="0.29861in" svg:width="3.28993in" svg:height="1.27083in" presentation:class="title" presentation:placeholder="false">
        <draw:text-box>
          <text:p text:style-name="a262" text:class-names="" text:cond-style-name=""><text:span text:style-name="a260" text:class-names="">Click to edit Master title style</text:span><text:span text:style-name="a261" text:class-names=""/></text:p>
        </draw:text-box>
        <svg:title/>
        <svg:desc/>
      </draw:frame>
      <draw:frame draw:id="id42" presentation:style-name="a267" draw:name="Text Placeholder 2" svg:x="0.5in" svg:y="1.66667in" svg:width="3.28993in" svg:height="5.03299in" presentation:class="outline" presentation:placeholder="false">
        <draw:text-box>
          <text:list text:style-name="a266">
            <text:list-item>
              <text:p text:style-name="a265" text:class-names="" text:cond-style-name=""><text:span text:style-name="a264" text:class-names="">Click to edit Master text styles</text:span></text:p>
            </text:list-item>
          </text:list>
        </draw:text-box>
        <svg:title/>
        <svg:desc/>
      </draw:frame>
      <draw:frame draw:id="id43" presentation:style-name="a284" draw:name="Content Placeholder 3" svg:x="3.90972in" svg:y="0.29861in" svg:width="5.59028in" svg:height="6.40104in" presentation:class="object" presentation:placeholder="false">
        <draw:text-box>
          <text:list text:style-name="a270">
            <text:list-item>
              <text:p text:style-name="a269" text:class-names="" text:cond-style-name=""><text:span text:style-name="a268" text:class-names="">Click to edit Master text styles</text:span></text:p>
            </text:list-item>
          </text:list>
          <text:list text:style-name="a273">
            <text:list-item>
              <text:list text:style-name="a273">
                <text:list-item>
                  <text:p text:style-name="a272" text:class-names="" text:cond-style-name=""><text:span text:style-name="a271" text:class-names="">Second level</text:span></text:p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p text:style-name="a275" text:class-names="" text:cond-style-name=""><text:span text:style-name="a274" text:class-names="">Third level</text:span></text:p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p text:style-name="a278" text:class-names="" text:cond-style-name=""><text:span text:style-name="a2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list text:style-name="a283">
                        <text:list-item>
                          <text:list text:style-name="a283">
                            <text:list-item>
                              <text:p text:style-name="a282" text:class-names="" text:cond-style-name=""><text:span text:style-name="a280" text:class-names="">Fifth level</text:span><text:span text:style-name="a2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89" draw:name="Date Placeholder 4" svg:x="0.5in" svg:y="7.01736in" svg:width="2.3333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Footer Placeholder 5" svg:x="3.41667in" svg:y="7.01736in" svg:width="3.16667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Slide Number Placeholder 6" svg:x="8.66667in" svg:y="7.01736in" svg:width="0.8333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frame draw:id="id47" presentation:style-name="a302" draw:name="Title 1" svg:x="2in" svg:y="0.66667in" svg:width="6in" svg:height="0.57118in" presentation:class="title" presentation:placeholder="false">
        <draw:text-box>
          <text:p text:style-name="a301" text:class-names="" text:cond-style-name=""><text:span text:style-name="a299" text:class-names="">Click to edit Master title style</text:span><text:span text:style-name="a300" text:class-names=""/></text:p>
        </draw:text-box>
        <svg:title/>
        <svg:desc/>
      </draw:frame>
      <draw:frame draw:id="id48" presentation:style-name="a306" draw:name="Picture Placeholder 2" svg:x="2in" svg:y="2.00347in" svg:width="6in" svg:height="4.33333in" presentation:class="graphic" presentation:placeholder="false">
        <draw:text-box>
          <text:p text:style-name="a305" text:class-names="" text:cond-style-name=""><text:span text:style-name="a303" text:class-names="">Click icon to add picture</text:span><text:span text:style-name="a304" text:class-names=""/></text:p>
        </draw:text-box>
        <svg:title/>
        <svg:desc/>
      </draw:frame>
      <draw:frame draw:id="id49" presentation:style-name="a310" draw:name="Text Placeholder 3" svg:x="2in" svg:y="1.27601in" svg:width="6in" svg:height="0.58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Click to edit Master text styles</text:span></text:p>
            </text:list-item>
          </text:list>
        </draw:text-box>
        <svg:title/>
        <svg:desc/>
      </draw:frame>
      <draw:frame draw:id="id50" presentation:style-name="a315" draw:name="Date Placeholder 4" svg:x="0.5in" svg:y="7.01736in" svg:width="2.33333in" svg:height="0.39931in" presentation:class="date-time" presentation:placeholder="false">
        <draw:text-box>
          <text:p text:style-name="a314" text:class-names="" text:cond-style-name=""><text:span text:style-name="a311" text:class-names=""><text:date text:fixed="false" style:data-style-name="a312"/></text:span><text:span text:style-name="a313" text:class-names=""/></text:p>
        </draw:text-box>
        <svg:title/>
        <svg:desc/>
      </draw:frame>
      <draw:frame draw:id="id51" presentation:style-name="a318" draw:name="Footer Placeholder 5" svg:x="3.41667in" svg:y="7.01736in" svg:width="3.16667in" svg:height="0.39931in" presentation:class="footer" presentation:placeholder="false">
        <draw:text-box>
          <text:p text:style-name="a317" text:class-names="" text:cond-style-name=""><text:span text:style-name="a316" text:class-names=""/></text:p>
        </draw:text-box>
        <svg:title/>
        <svg:desc/>
      </draw:frame>
      <draw:frame draw:id="id52" presentation:style-name="a322" draw:name="Slide Number Placeholder 6" svg:x="8.66667in" svg:y="7.01736in" svg:width="0.83333in" svg:height="0.39931in" presentation:class="page-number" presentation:placeholder="false">
        <draw:text-box>
          <text:p text:style-name="a321" text:class-names="" text:cond-style-name=""><text:span text:style-name="a319" text:class-names=""><text:page-number style:num-format="1" text:fixed="false"/></text:span><text:span text:style-name="a320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4">
      <draw:frame draw:id="id53" presentation:style-name="a328" draw:name="Title 1" svg:x="0.5in" svg:y="0.30035in" svg:width="9in" svg:height="1.25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4" presentation:style-name="a345" draw:name="Vertical Text Placeholder 2" svg:x="0.5in" svg:y="1.75in" svg:width="9in" svg:height="5.15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50" draw:name="Date Placeholder 3" svg:x="0.5in" svg:y="7.01736in" svg:width="2.33333in" svg:height="0.39931in" presentation:class="date-time" presentation:placeholder="false">
        <draw:text-box>
          <text:p text:style-name="a349" text:class-names="" text:cond-style-name=""><text:span text:style-name="a346" text:class-names=""><text:date text:fixed="false" style:data-style-name="a347"/></text:span><text:span text:style-name="a348" text:class-names=""/></text:p>
        </draw:text-box>
        <svg:title/>
        <svg:desc/>
      </draw:frame>
      <draw:frame draw:id="id56" presentation:style-name="a353" draw:name="Footer Placeholder 4" svg:x="3.41667in" svg:y="7.01736in" svg:width="3.16667in" svg:height="0.39931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57" presentation:style-name="a357" draw:name="Slide Number Placeholder 5" svg:x="8.66667in" svg:y="7.01736in" svg:width="0.83333in" svg:height="0.39931in" presentation:class="page-number" presentation:placeholder="false">
        <draw:text-box>
          <text:p text:style-name="a356" text:class-names="" text:cond-style-name=""><text:span text:style-name="a354" text:class-names=""><text:page-number style:num-format="1" text:fixed="false"/></text:span><text:span text:style-name="a355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59">
      <draw:frame draw:id="id58" presentation:style-name="a363" draw:name="Vertical Title 1" svg:x="7.25in" svg:y="0.30035in" svg:width="2.25in" svg:height="6.39931in" presentation:class="title" presentation:placeholder="false">
        <draw:text-box>
          <text:p text:style-name="a362" text:class-names="" text:cond-style-name=""><text:span text:style-name="a360" text:class-names="">Click to edit Master title style</text:span><text:span text:style-name="a361" text:class-names=""/></text:p>
        </draw:text-box>
        <svg:title/>
        <svg:desc/>
      </draw:frame>
      <draw:frame draw:id="id59" presentation:style-name="a380" draw:name="Vertical Text Placeholder 2" svg:x="0.5in" svg:y="0.30035in" svg:width="6.58333in" svg:height="6.3993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  <text:list text:style-name="a369">
            <text:list-item>
              <text:list text:style-name="a369">
                <text:list-item>
                  <text:p text:style-name="a368" text:class-names="" text:cond-style-name=""><text:span text:style-name="a367" text:class-names="">Second level</text:span></text:p>
                </text:list-item>
              </text:list>
            </text:list-item>
          </text:list>
          <text:list text:style-name="a372">
            <text:list-item>
              <text:list text:style-name="a372">
                <text:list-item>
                  <text:list text:style-name="a372">
                    <text:list-item>
                      <text:p text:style-name="a371" text:class-names="" text:cond-style-name=""><text:span text:style-name="a370" text:class-names="">Third level</text:span></text:p>
                    </text:list-item>
                  </text:list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list text:style-name="a375">
                        <text:list-item>
                          <text:p text:style-name="a374" text:class-names="" text:cond-style-name=""><text:span text:style-name="a3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6" text:class-names="">Fifth level</text:span><text:span text:style-name="a3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5" draw:name="Date Placeholder 3" svg:x="0.5in" svg:y="7.01736in" svg:width="2.33333in" svg:height="0.39931in" presentation:class="date-time" presentation:placeholder="false">
        <draw:text-box>
          <text:p text:style-name="a384" text:class-names="" text:cond-style-name=""><text:span text:style-name="a381" text:class-names=""><text:date text:fixed="false" style:data-style-name="a382"/></text:span><text:span text:style-name="a383" text:class-names=""/></text:p>
        </draw:text-box>
        <svg:title/>
        <svg:desc/>
      </draw:frame>
      <draw:frame draw:id="id61" presentation:style-name="a388" draw:name="Footer Placeholder 4" svg:x="3.41667in" svg:y="7.01736in" svg:width="3.16667in" svg:height="0.39931in" presentation:class="footer" presentation:placeholder="false">
        <draw:text-box>
          <text:p text:style-name="a387" text:class-names="" text:cond-style-name=""><text:span text:style-name="a386" text:class-names=""/></text:p>
        </draw:text-box>
        <svg:title/>
        <svg:desc/>
      </draw:frame>
      <draw:frame draw:id="id62" presentation:style-name="a392" draw:name="Slide Number Placeholder 5" svg:x="8.66667in" svg:y="7.01736in" svg:width="0.83333in" svg:height="0.39931in" presentation:class="page-number" presentation:placeholder="false">
        <draw:text-box>
          <text:p text:style-name="a391" text:class-names="" text:cond-style-name=""><text:span text:style-name="a389" text:class-names=""><text:page-number style:num-format="1" text:fixed="false"/></text:span><text:span text:style-name="a390" text:class-names=""/></text:p>
        </draw:text-box>
        <svg:title/>
        <svg:desc/>
      </draw:frame>
    </style:master-page>
    <style:master-page style:name="Master1-Layout12-tx-Title-and-Text" style:page-layout-name="pageLayout1" draw:style-name="a394">
      <draw:frame draw:id="id63" presentation:style-name="a398" draw:name="Title 1" svg:x="0.5in" svg:y="0.30035in" svg:width="9in" svg:height="1.25in" presentation:class="title" presentation:placeholder="false">
        <draw:text-box>
          <text:p text:style-name="a397" text:class-names="" text:cond-style-name=""><text:span text:style-name="a395" text:class-names="">Click to edit Master title style</text:span><text:span text:style-name="a396" text:class-names=""/></text:p>
        </draw:text-box>
        <svg:title/>
        <svg:desc/>
      </draw:frame>
      <draw:frame draw:id="id64" presentation:style-name="a415" draw:name="Text Placeholder 2" svg:x="0.5in" svg:y="1.75in" svg:width="9in" svg:height="5.15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ck to edit Master text styles</text:span></text:p>
            </text:list-item>
          </text:list>
          <text:list text:style-name="a404">
            <text:list-item>
              <text:list text:style-name="a404">
                <text:list-item>
                  <text:p text:style-name="a403" text:class-names="" text:cond-style-name=""><text:span text:style-name="a402" text:class-names="">Second level</text:span></text:p>
                </text:list-item>
              </text:list>
            </text:list-item>
          </text:list>
          <text:list text:style-name="a407">
            <text:list-item>
              <text:list text:style-name="a407">
                <text:list-item>
                  <text:list text:style-name="a407">
                    <text:list-item>
                      <text:p text:style-name="a406" text:class-names="" text:cond-style-name=""><text:span text:style-name="a405" text:class-names="">Third level</text:span></text:p>
                    </text:list-item>
                  </text:list>
                </text:list-item>
              </text:list>
            </text:list-item>
          </text:list>
          <text:list text:style-name="a410">
            <text:list-item>
              <text:list text:style-name="a410">
                <text:list-item>
                  <text:list text:style-name="a410">
                    <text:list-item>
                      <text:list text:style-name="a410">
                        <text:list-item>
                          <text:p text:style-name="a409" text:class-names="" text:cond-style-name=""><text:span text:style-name="a4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list text:style-name="a414">
                        <text:list-item>
                          <text:list text:style-name="a414">
                            <text:list-item>
                              <text:p text:style-name="a413" text:class-names="" text:cond-style-name=""><text:span text:style-name="a411" text:class-names="">Fifth level</text:span><text:span text:style-name="a4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20" draw:name="Date Placeholder 3" svg:x="0.5in" svg:y="7.01736in" svg:width="2.33333in" svg:height="0.39931in" presentation:class="date-time" presentation:placeholder="false">
        <draw:text-box>
          <text:p text:style-name="a419" text:class-names="" text:cond-style-name=""><text:span text:style-name="a416" text:class-names=""><text:date text:fixed="false" style:data-style-name="a417"/></text:span><text:span text:style-name="a418" text:class-names=""/></text:p>
        </draw:text-box>
        <svg:title/>
        <svg:desc/>
      </draw:frame>
      <draw:frame draw:id="id66" presentation:style-name="a423" draw:name="Footer Placeholder 4" svg:x="3.41667in" svg:y="7.01736in" svg:width="3.16667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67" presentation:style-name="a427" draw:name="Slide Number Placeholder 5" svg:x="8.66667in" svg:y="7.01736in" svg:width="0.83333in" svg:height="0.39931in" presentation:class="page-number" presentation:placeholder="false">
        <draw:text-box>
          <text:p text:style-name="a426" text:class-names="" text:cond-style-name=""><text:span text:style-name="a424" text:class-names=""><text:page-number style:num-format="1" text:fixed="false"/></text:span><text:span text:style-name="a425" text:class-names=""/></text:p>
        </draw:text-box>
        <svg:title/>
        <svg:desc/>
      </draw:frame>
    </style:master-page>
    <style:master-page style:name="Master1-Layout13-twoColTx-Title-and-2-Column-Text" style:page-layout-name="pageLayout1" draw:style-name="a429">
      <draw:frame draw:id="id68" presentation:style-name="a433" draw:name="Title 1" svg:x="0.5in" svg:y="0.30035in" svg:width="9in" svg:height="1.25in" presentation:class="title" presentation:placeholder="false">
        <draw:text-box>
          <text:p text:style-name="a432" text:class-names="" text:cond-style-name=""><text:span text:style-name="a430" text:class-names="">Click to edit Master title style</text:span><text:span text:style-name="a431" text:class-names=""/></text:p>
        </draw:text-box>
        <svg:title/>
        <svg:desc/>
      </draw:frame>
      <draw:frame draw:id="id69" presentation:style-name="a450" draw:name="Text Placeholder 2" svg:x="0.5in" svg:y="1.75in" svg:width="4.41667in" svg:height="5.14931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Click to edit Master text styles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Second level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Third level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list text:style-name="a449">
                        <text:list-item>
                          <text:list text:style-name="a449">
                            <text:list-item>
                              <text:p text:style-name="a448" text:class-names="" text:cond-style-name=""><text:span text:style-name="a446" text:class-names="">Fifth level</text:span><text:span text:style-name="a44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67" draw:name="Text Placeholder 3" svg:x="5.08333in" svg:y="1.75in" svg:width="4.41667in" svg:height="5.14931in" presentation:class="outline" presentation:placeholder="false">
        <draw:text-box>
          <text:list text:style-name="a453">
            <text:list-item>
              <text:p text:style-name="a452" text:class-names="" text:cond-style-name=""><text:span text:style-name="a451" text:class-names="">Click to edit Master text styles</text:span></text:p>
            </text:list-item>
          </text:list>
          <text:list text:style-name="a456">
            <text:list-item>
              <text:list text:style-name="a456">
                <text:list-item>
                  <text:p text:style-name="a455" text:class-names="" text:cond-style-name=""><text:span text:style-name="a454" text:class-names="">Second level</text:span></text:p>
                </text:list-item>
              </text:list>
            </text:list-item>
          </text:list>
          <text:list text:style-name="a459">
            <text:list-item>
              <text:list text:style-name="a459">
                <text:list-item>
                  <text:list text:style-name="a459">
                    <text:list-item>
                      <text:p text:style-name="a458" text:class-names="" text:cond-style-name=""><text:span text:style-name="a457" text:class-names="">Third level</text:span></text:p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p text:style-name="a461" text:class-names="" text:cond-style-name=""><text:span text:style-name="a4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6">
            <text:list-item>
              <text:list text:style-name="a466">
                <text:list-item>
                  <text:list text:style-name="a466">
                    <text:list-item>
                      <text:list text:style-name="a466">
                        <text:list-item>
                          <text:list text:style-name="a466">
                            <text:list-item>
                              <text:p text:style-name="a465" text:class-names="" text:cond-style-name=""><text:span text:style-name="a463" text:class-names="">Fifth level</text:span><text:span text:style-name="a4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1" presentation:style-name="a472" draw:name="Date Placeholder 4" svg:x="0.5in" svg:y="7.01736in" svg:width="2.33333in" svg:height="0.39931in" presentation:class="date-time" presentation:placeholder="false">
        <draw:text-box>
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</draw:text-box>
        <svg:title/>
        <svg:desc/>
      </draw:frame>
      <draw:frame draw:id="id72" presentation:style-name="a475" draw:name="Footer Placeholder 5" svg:x="3.41667in" svg:y="7.01736in" svg:width="3.16667in" svg:height="0.39931in" presentation:class="footer" presentation:placeholder="false">
        <draw:text-box>
          <text:p text:style-name="a474" text:class-names="" text:cond-style-name=""><text:span text:style-name="a473" text:class-names=""/></text:p>
        </draw:text-box>
        <svg:title/>
        <svg:desc/>
      </draw:frame>
      <draw:frame draw:id="id73" presentation:style-name="a479" draw:name="Slide Number Placeholder 6" svg:x="8.66667in" svg:y="7.01736in" svg:width="0.83333in" svg:height="0.39931in" presentation:class="page-number" presentation:placeholder="false">
        <draw:text-box>
          <text:p text:style-name="a478" text:class-names="" text:cond-style-name=""><text:span text:style-name="a476" text:class-names=""><text:page-number style:num-format="1" text:fixed="false"/></text:span><text:span text:style-name="a477" text:class-names=""/></text:p>
        </draw:text-box>
        <svg:title/>
        <svg:desc/>
      </draw:frame>
    </style:master-page>
    <style:master-page style:name="Master1-Layout14-txOverObj-Title-and-Text-over-Content" style:page-layout-name="pageLayout1" draw:style-name="a481">
      <draw:frame draw:id="id74" presentation:style-name="a485" draw:name="Title 1" svg:x="0.5in" svg:y="0.30035in" svg:width="9in" svg:height="1.25in" presentation:class="title" presentation:placeholder="false">
        <draw:text-box>
          <text:p text:style-name="a484" text:class-names="" text:cond-style-name=""><text:span text:style-name="a482" text:class-names="">Click to edit Master title style</text:span><text:span text:style-name="a483" text:class-names=""/></text:p>
        </draw:text-box>
        <svg:title/>
        <svg:desc/>
      </draw:frame>
      <draw:frame draw:id="id75" presentation:style-name="a502" draw:name="Text Placeholder 2" svg:x="0.5in" svg:y="1.75in" svg:width="9in" svg:height="2.49132in" presentation:class="outline" presentation:placeholder="false">
        <draw:text-box>
          <text:list text:style-name="a488">
            <text:list-item>
              <text:p text:style-name="a487" text:class-names="" text:cond-style-name=""><text:span text:style-name="a486" text:class-names="">Click to edit Master text styles</text:span></text:p>
            </text:list-item>
          </text:list>
          <text:list text:style-name="a491">
            <text:list-item>
              <text:list text:style-name="a491">
                <text:list-item>
                  <text:p text:style-name="a490" text:class-names="" text:cond-style-name=""><text:span text:style-name="a489" text:class-names="">Second level</text:span></text:p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p text:style-name="a493" text:class-names="" text:cond-style-name=""><text:span text:style-name="a492" text:class-names="">Third level</text:span></text:p>
                    </text:list-item>
                  </text:list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list text:style-name="a497">
                        <text:list-item>
                          <text:p text:style-name="a496" text:class-names="" text:cond-style-name=""><text:span text:style-name="a4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1">
            <text:list-item>
              <text:list text:style-name="a501">
                <text:list-item>
                  <text:list text:style-name="a501">
                    <text:list-item>
                      <text:list text:style-name="a501">
                        <text:list-item>
                          <text:list text:style-name="a501">
                            <text:list-item>
                              <text:p text:style-name="a500" text:class-names="" text:cond-style-name=""><text:span text:style-name="a498" text:class-names="">Fifth level</text:span><text:span text:style-name="a4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519" draw:name="Content Placeholder 3" svg:x="0.5in" svg:y="4.40799in" svg:width="9in" svg:height="2.49132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7" presentation:style-name="a524" draw:name="Date Placeholder 4" svg:x="0.5in" svg:y="7.01736in" svg:width="2.33333in" svg:height="0.39931in" presentation:class="date-time" presentation:placeholder="false">
        <draw:text-box>
          <text:p text:style-name="a523" text:class-names="" text:cond-style-name=""><text:span text:style-name="a520" text:class-names=""><text:date text:fixed="false" style:data-style-name="a521"/></text:span><text:span text:style-name="a522" text:class-names=""/></text:p>
        </draw:text-box>
        <svg:title/>
        <svg:desc/>
      </draw:frame>
      <draw:frame draw:id="id78" presentation:style-name="a527" draw:name="Footer Placeholder 5" svg:x="3.41667in" svg:y="7.01736in" svg:width="3.16667in" svg:height="0.39931in" presentation:class="footer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9" presentation:style-name="a531" draw:name="Slide Number Placeholder 6" svg:x="8.66667in" svg:y="7.01736in" svg:width="0.83333in" svg:height="0.39931in" presentation:class="page-number" presentation:placeholder="false">
        <draw:text-box>
          <text:p text:style-name="a530" text:class-names="" text:cond-style-name=""><text:span text:style-name="a528" text:class-names=""><text:page-number style:num-format="1" text:fixed="false"/></text:span><text:span text:style-name="a529" text:class-names=""/></text:p>
        </draw:text-box>
        <svg:title/>
        <svg:desc/>
      </draw:frame>
    </style:master-page>
    <style:master-page style:name="Master1-Layout15-txAndObj-Title,-Text,-and-Content" style:page-layout-name="pageLayout1" draw:style-name="a533">
      <draw:frame draw:id="id80" presentation:style-name="a537" draw:name="Title 1" svg:x="0.5in" svg:y="0.30035in" svg:width="9in" svg:height="1.25in" presentation:class="title" presentation:placeholder="false">
        <draw:text-box>
          <text:p text:style-name="a536" text:class-names="" text:cond-style-name=""><text:span text:style-name="a534" text:class-names="">Click to edit Master title style</text:span><text:span text:style-name="a535" text:class-names=""/></text:p>
        </draw:text-box>
        <svg:title/>
        <svg:desc/>
      </draw:frame>
      <draw:frame draw:id="id81" presentation:style-name="a554" draw:name="Text Placeholder 2" svg:x="0.5in" svg:y="1.75in" svg:width="4.41667in" svg:height="5.14931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Click to edit Master text styles</text:span></text:p>
            </text:list-item>
          </text:list>
          <text:list text:style-name="a543">
            <text:list-item>
              <text:list text:style-name="a543">
                <text:list-item>
                  <text:p text:style-name="a542" text:class-names="" text:cond-style-name=""><text:span text:style-name="a541" text:class-names="">Second level</text:span></text:p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p text:style-name="a545" text:class-names="" text:cond-style-name=""><text:span text:style-name="a544" text:class-names="">Third level</text:span></text:p>
                    </text:list-item>
                  </text:list>
                </text:list-item>
              </text:list>
            </text:list-item>
          </text:list>
          <text:list text:style-name="a549">
            <text:list-item>
              <text:list text:style-name="a549">
                <text:list-item>
                  <text:list text:style-name="a549">
                    <text:list-item>
                      <text:list text:style-name="a549">
                        <text:list-item>
                          <text:p text:style-name="a548" text:class-names="" text:cond-style-name=""><text:span text:style-name="a5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3">
            <text:list-item>
              <text:list text:style-name="a553">
                <text:list-item>
                  <text:list text:style-name="a553">
                    <text:list-item>
                      <text:list text:style-name="a553">
                        <text:list-item>
                          <text:list text:style-name="a553">
                            <text:list-item>
                              <text:p text:style-name="a552" text:class-names="" text:cond-style-name=""><text:span text:style-name="a550" text:class-names="">Fifth level</text:span><text:span text:style-name="a5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71" draw:name="Content Placeholder 3" svg:x="5.08333in" svg:y="1.75in" svg:width="4.41667in" svg:height="5.14931in" presentation:class="object" presentation:placeholder="false">
        <draw:text-box>
          <text:list text:style-name="a557">
            <text:list-item>
              <text:p text:style-name="a556" text:class-names="" text:cond-style-name=""><text:span text:style-name="a555" text:class-names="">Click to edit Master text styles</text:span></text:p>
            </text:list-item>
          </text:list>
          <text:list text:style-name="a560">
            <text:list-item>
              <text:list text:style-name="a560">
                <text:list-item>
                  <text:p text:style-name="a559" text:class-names="" text:cond-style-name=""><text:span text:style-name="a558" text:class-names="">Second level</text:span></text:p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p text:style-name="a562" text:class-names="" text:cond-style-name=""><text:span text:style-name="a561" text:class-names="">Third level</text:span></text:p>
                    </text:list-item>
                  </text:list>
                </text:list-item>
              </text:list>
            </text:list-item>
          </text:list>
          <text:list text:style-name="a566">
            <text:list-item>
              <text:list text:style-name="a566">
                <text:list-item>
                  <text:list text:style-name="a566">
                    <text:list-item>
                      <text:list text:style-name="a566">
                        <text:list-item>
                          <text:p text:style-name="a565" text:class-names="" text:cond-style-name=""><text:span text:style-name="a5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7" text:class-names="">Fifth level</text:span><text:span text:style-name="a5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3" presentation:style-name="a576" draw:name="Date Placeholder 4" svg:x="0.5in" svg:y="7.01736in" svg:width="2.33333in" svg:height="0.39931in" presentation:class="date-time" presentation:placeholder="false">
        <draw:text-box>
          <text:p text:style-name="a575" text:class-names="" text:cond-style-name=""><text:span text:style-name="a572" text:class-names=""><text:date text:fixed="false" style:data-style-name="a573"/></text:span><text:span text:style-name="a574" text:class-names=""/></text:p>
        </draw:text-box>
        <svg:title/>
        <svg:desc/>
      </draw:frame>
      <draw:frame draw:id="id84" presentation:style-name="a579" draw:name="Footer Placeholder 5" svg:x="3.41667in" svg:y="7.01736in" svg:width="3.16667in" svg:height="0.39931in" presentation:class="footer" presentation:placeholder="false">
        <draw:text-box>
          <text:p text:style-name="a578" text:class-names="" text:cond-style-name=""><text:span text:style-name="a577" text:class-names=""/></text:p>
        </draw:text-box>
        <svg:title/>
        <svg:desc/>
      </draw:frame>
      <draw:frame draw:id="id85" presentation:style-name="a583" draw:name="Slide Number Placeholder 6" svg:x="8.66667in" svg:y="7.01736in" svg:width="0.83333in" svg:height="0.39931in" presentation:class="page-number" presentation:placeholder="false">
        <draw:text-box>
          <text:p text:style-name="a582" text:class-names="" text:cond-style-name=""><text:span text:style-name="a580" text:class-names=""><text:page-number style:num-format="1" text:fixed="false"/></text:span><text:span text:style-name="a581" text:class-names=""/></text:p>
        </draw:text-box>
        <svg:title/>
        <svg:desc/>
      </draw:frame>
    </style:master-page>
    <style:master-page style:name="Master1-Layout16-objAndTx-Title,-Content-and-Text" style:page-layout-name="pageLayout1" draw:style-name="a585">
      <draw:frame draw:id="id86" presentation:style-name="a589" draw:name="Title 1" svg:x="0.5in" svg:y="0.30035in" svg:width="9in" svg:height="1.25in" presentation:class="title" presentation:placeholder="false">
        <draw:text-box>
          <text:p text:style-name="a588" text:class-names="" text:cond-style-name=""><text:span text:style-name="a586" text:class-names="">Click to edit Master title style</text:span><text:span text:style-name="a587" text:class-names=""/></text:p>
        </draw:text-box>
        <svg:title/>
        <svg:desc/>
      </draw:frame>
      <draw:frame draw:id="id87" presentation:style-name="a606" draw:name="Content Placeholder 2" svg:x="0.5in" svg:y="1.75in" svg:width="4.41667in" svg:height="5.14931in" presentation:class="object" presentation:placeholder="false">
        <draw:text-box>
          <text:list text:style-name="a592">
            <text:list-item>
              <text:p text:style-name="a591" text:class-names="" text:cond-style-name=""><text:span text:style-name="a590" text:class-names="">Click to edit Master text styles</text:span></text:p>
            </text:list-item>
          </text:list>
          <text:list text:style-name="a595">
            <text:list-item>
              <text:list text:style-name="a595">
                <text:list-item>
                  <text:p text:style-name="a594" text:class-names="" text:cond-style-name=""><text:span text:style-name="a593" text:class-names="">Second level</text:span></text:p>
                </text:list-item>
              </text:list>
            </text:list-item>
          </text:list>
          <text:list text:style-name="a598">
            <text:list-item>
              <text:list text:style-name="a598">
                <text:list-item>
                  <text:list text:style-name="a598">
                    <text:list-item>
                      <text:p text:style-name="a597" text:class-names="" text:cond-style-name=""><text:span text:style-name="a596" text:class-names="">Third level</text:span></text:p>
                    </text:list-item>
                  </text:list>
                </text:list-item>
              </text:list>
            </text:list-item>
          </text:list>
          <text:list text:style-name="a601">
            <text:list-item>
              <text:list text:style-name="a601">
                <text:list-item>
                  <text:list text:style-name="a601">
                    <text:list-item>
                      <text:list text:style-name="a601">
                        <text:list-item>
                          <text:p text:style-name="a600" text:class-names="" text:cond-style-name=""><text:span text:style-name="a5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5">
            <text:list-item>
              <text:list text:style-name="a605">
                <text:list-item>
                  <text:list text:style-name="a605">
                    <text:list-item>
                      <text:list text:style-name="a605">
                        <text:list-item>
                          <text:list text:style-name="a605">
                            <text:list-item>
                              <text:p text:style-name="a604" text:class-names="" text:cond-style-name=""><text:span text:style-name="a602" text:class-names="">Fifth level</text:span><text:span text:style-name="a6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8" presentation:style-name="a623" draw:name="Text Placeholder 3" svg:x="5.08333in" svg:y="1.75in" svg:width="4.41667in" svg:height="5.14931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Click to edit Master text styles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cond le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hird le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Fifth le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9" presentation:style-name="a628" draw:name="Date Placeholder 4" svg:x="0.5in" svg:y="7.01736in" svg:width="2.33333in" svg:height="0.39931in" presentation:class="date-time" presentation:placeholder="false">
        <draw:text-box>
          <text:p text:style-name="a627" text:class-names="" text:cond-style-name=""><text:span text:style-name="a624" text:class-names=""><text:date text:fixed="false" style:data-style-name="a625"/></text:span><text:span text:style-name="a626" text:class-names=""/></text:p>
        </draw:text-box>
        <svg:title/>
        <svg:desc/>
      </draw:frame>
      <draw:frame draw:id="id90" presentation:style-name="a631" draw:name="Footer Placeholder 5" svg:x="3.41667in" svg:y="7.01736in" svg:width="3.16667in" svg:height="0.39931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91" presentation:style-name="a635" draw:name="Slide Number Placeholder 6" svg:x="8.66667in" svg:y="7.01736in" svg:width="0.83333in" svg:height="0.39931in" presentation:class="page-number" presentation:placeholder="false">
        <draw:text-box>
          <text:p text:style-name="a634" text:class-names="" text:cond-style-name=""><text:span text:style-name="a632" text:class-names=""><text:page-number style:num-format="1" text:fixed="false"/></text:span><text:span text:style-name="a633" text:class-names=""/></text:p>
        </draw:text-box>
        <svg:title/>
        <svg:desc/>
      </draw:frame>
    </style:master-page>
    <style:master-page style:name="Master1-Layout17-txAndTwoObj-Title,-Text,-and-2-Content" style:page-layout-name="pageLayout1" draw:style-name="a637">
      <draw:frame draw:id="id92" presentation:style-name="a641" draw:name="Title 1" svg:x="0.5in" svg:y="0.30035in" svg:width="9in" svg:height="1.25in" presentation:class="title" presentation:placeholder="false">
        <draw:text-box>
          <text:p text:style-name="a640" text:class-names="" text:cond-style-name=""><text:span text:style-name="a638" text:class-names="">Click to edit Master title style</text:span><text:span text:style-name="a639" text:class-names=""/></text:p>
        </draw:text-box>
        <svg:title/>
        <svg:desc/>
      </draw:frame>
      <draw:frame draw:id="id93" presentation:style-name="a658" draw:name="Text Placeholder 2" svg:x="0.5in" svg:y="1.75in" svg:width="4.41667in" svg:height="5.14931in" presentation:class="outline" presentation:placeholder="false">
        <draw:text-box>
          <text:list text:style-name="a644">
            <text:list-item>
              <text:p text:style-name="a643" text:class-names="" text:cond-style-name=""><text:span text:style-name="a642" text:class-names="">Click to edit Master text styles</text:span></text:p>
            </text:list-item>
          </text:list>
          <text:list text:style-name="a647">
            <text:list-item>
              <text:list text:style-name="a647">
                <text:list-item>
                  <text:p text:style-name="a646" text:class-names="" text:cond-style-name=""><text:span text:style-name="a645" text:class-names="">Second level</text:span></text:p>
                </text:list-item>
              </text:list>
            </text:list-item>
          </text:list>
          <text:list text:style-name="a650">
            <text:list-item>
              <text:list text:style-name="a650">
                <text:list-item>
                  <text:list text:style-name="a650">
                    <text:list-item>
                      <text:p text:style-name="a649" text:class-names="" text:cond-style-name=""><text:span text:style-name="a648" text:class-names="">Third level</text:span></text:p>
                    </text:list-item>
                  </text:list>
                </text:list-item>
              </text:list>
            </text:list-item>
          </text:list>
          <text:list text:style-name="a653">
            <text:list-item>
              <text:list text:style-name="a653">
                <text:list-item>
                  <text:list text:style-name="a653">
                    <text:list-item>
                      <text:list text:style-name="a653">
                        <text:list-item>
                          <text:p text:style-name="a652" text:class-names="" text:cond-style-name=""><text:span text:style-name="a6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7">
            <text:list-item>
              <text:list text:style-name="a657">
                <text:list-item>
                  <text:list text:style-name="a657">
                    <text:list-item>
                      <text:list text:style-name="a657">
                        <text:list-item>
                          <text:list text:style-name="a657">
                            <text:list-item>
                              <text:p text:style-name="a656" text:class-names="" text:cond-style-name=""><text:span text:style-name="a654" text:class-names="">Fifth level</text:span><text:span text:style-name="a6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4" presentation:style-name="a675" draw:name="Content Placeholder 3" svg:x="5.08333in" svg:y="1.75in" svg:width="4.41667in" svg:height="2.49132in" presentation:class="object" presentation:placeholder="false">
        <draw:text-box>
          <text:list text:style-name="a661">
            <text:list-item>
              <text:p text:style-name="a660" text:class-names="" text:cond-style-name=""><text:span text:style-name="a659" text:class-names="">Click to edit Master text styles</text:span></text:p>
            </text:list-item>
          </text:list>
          <text:list text:style-name="a664">
            <text:list-item>
              <text:list text:style-name="a664">
                <text:list-item>
                  <text:p text:style-name="a663" text:class-names="" text:cond-style-name=""><text:span text:style-name="a662" text:class-names="">Second level</text:span></text:p>
                </text:list-item>
              </text:list>
            </text:list-item>
          </text:list>
          <text:list text:style-name="a667">
            <text:list-item>
              <text:list text:style-name="a667">
                <text:list-item>
                  <text:list text:style-name="a667">
                    <text:list-item>
                      <text:p text:style-name="a666" text:class-names="" text:cond-style-name=""><text:span text:style-name="a665" text:class-names="">Third level</text:span></text:p>
                    </text:list-item>
                  </text:list>
                </text:list-item>
              </text:list>
            </text:list-item>
          </text:list>
          <text:list text:style-name="a670">
            <text:list-item>
              <text:list text:style-name="a670">
                <text:list-item>
                  <text:list text:style-name="a670">
                    <text:list-item>
                      <text:list text:style-name="a670">
                        <text:list-item>
                          <text:p text:style-name="a669" text:class-names="" text:cond-style-name=""><text:span text:style-name="a6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74">
            <text:list-item>
              <text:list text:style-name="a674">
                <text:list-item>
                  <text:list text:style-name="a674">
                    <text:list-item>
                      <text:list text:style-name="a674">
                        <text:list-item>
                          <text:list text:style-name="a674">
                            <text:list-item>
                              <text:p text:style-name="a673" text:class-names="" text:cond-style-name=""><text:span text:style-name="a671" text:class-names="">Fifth level</text:span><text:span text:style-name="a6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692" draw:name="Content Placeholder 4" svg:x="5.08333in" svg:y="4.40799in" svg:width="4.41667in" svg:height="2.49132in" presentation:class="object" presentation:placeholder="false">
        <draw:text-box>
          <text:list text:style-name="a678">
            <text:list-item>
              <text:p text:style-name="a677" text:class-names="" text:cond-style-name=""><text:span text:style-name="a676" text:class-names="">Click to edit Master text styles</text:span></text:p>
            </text:list-item>
          </text:list>
          <text:list text:style-name="a681">
            <text:list-item>
              <text:list text:style-name="a681">
                <text:list-item>
                  <text:p text:style-name="a680" text:class-names="" text:cond-style-name=""><text:span text:style-name="a679" text:class-names="">Second level</text:span></text:p>
                </text:list-item>
              </text:list>
            </text:list-item>
          </text:list>
          <text:list text:style-name="a684">
            <text:list-item>
              <text:list text:style-name="a684">
                <text:list-item>
                  <text:list text:style-name="a684">
                    <text:list-item>
                      <text:p text:style-name="a683" text:class-names="" text:cond-style-name=""><text:span text:style-name="a682" text:class-names="">Third level</text:span></text:p>
                    </text:list-item>
                  </text:list>
                </text:list-item>
              </text:list>
            </text:list-item>
          </text:list>
          <text:list text:style-name="a687">
            <text:list-item>
              <text:list text:style-name="a687">
                <text:list-item>
                  <text:list text:style-name="a687">
                    <text:list-item>
                      <text:list text:style-name="a687">
                        <text:list-item>
                          <text:p text:style-name="a686" text:class-names="" text:cond-style-name=""><text:span text:style-name="a6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list text:style-name="a691">
                            <text:list-item>
                              <text:p text:style-name="a690" text:class-names="" text:cond-style-name=""><text:span text:style-name="a688" text:class-names="">Fifth level</text:span><text:span text:style-name="a6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6" presentation:style-name="a697" draw:name="Date Placeholder 5" svg:x="0.5in" svg:y="7.01736in" svg:width="2.33333in" svg:height="0.39931in" presentation:class="date-time" presentation:placeholder="false">
        <draw:text-box>
          <text:p text:style-name="a696" text:class-names="" text:cond-style-name=""><text:span text:style-name="a693" text:class-names=""><text:date text:fixed="false" style:data-style-name="a694"/></text:span><text:span text:style-name="a695" text:class-names=""/></text:p>
        </draw:text-box>
        <svg:title/>
        <svg:desc/>
      </draw:frame>
      <draw:frame draw:id="id97" presentation:style-name="a700" draw:name="Footer Placeholder 6" svg:x="3.41667in" svg:y="7.01736in" svg:width="3.16667in" svg:height="0.39931in" presentation:class="footer" presentation:placeholder="false">
        <draw:text-box>
          <text:p text:style-name="a699" text:class-names="" text:cond-style-name=""><text:span text:style-name="a698" text:class-names=""/></text:p>
        </draw:text-box>
        <svg:title/>
        <svg:desc/>
      </draw:frame>
      <draw:frame draw:id="id98" presentation:style-name="a704" draw:name="Slide Number Placeholder 7" svg:x="8.66667in" svg:y="7.01736in" svg:width="0.83333in" svg:height="0.39931in" presentation:class="page-number" presentation:placeholder="false">
        <draw:text-box>
          <text:p text:style-name="a703" text:class-names="" text:cond-style-name=""><text:span text:style-name="a701" text:class-names=""><text:page-number style:num-format="1" text:fixed="false"/></text:span><text:span text:style-name="a702" text:class-names=""/></text:p>
        </draw:text-box>
        <svg:title/>
        <svg:desc/>
      </draw:frame>
    </style:master-page>
    <style:master-page style:name="Master1-Layout18-objAndTwoObj-Title,-Content,-and-2-Content" style:page-layout-name="pageLayout1" draw:style-name="a706">
      <draw:frame draw:id="id99" presentation:style-name="a710" draw:name="Title 1" svg:x="0.5in" svg:y="0.30035in" svg:width="9in" svg:height="1.25in" presentation:class="title" presentation:placeholder="false">
        <draw:text-box>
          <text:p text:style-name="a709" text:class-names="" text:cond-style-name=""><text:span text:style-name="a707" text:class-names="">Click to edit Master title style</text:span><text:span text:style-name="a708" text:class-names=""/></text:p>
        </draw:text-box>
        <svg:title/>
        <svg:desc/>
      </draw:frame>
      <draw:frame draw:id="id100" presentation:style-name="a727" draw:name="Content Placeholder 2" svg:x="0.5in" svg:y="1.75in" svg:width="4.41667in" svg:height="5.14931in" presentation:class="object" presentation:placeholder="false">
        <draw:text-box>
          <text:list text:style-name="a713">
            <text:list-item>
              <text:p text:style-name="a712" text:class-names="" text:cond-style-name=""><text:span text:style-name="a711" text:class-names="">Click to edit Master text styles</text:span></text:p>
            </text:list-item>
          </text:list>
          <text:list text:style-name="a716">
            <text:list-item>
              <text:list text:style-name="a716">
                <text:list-item>
                  <text:p text:style-name="a715" text:class-names="" text:cond-style-name=""><text:span text:style-name="a714" text:class-names="">Second level</text:span></text:p>
                </text:list-item>
              </text:list>
            </text:list-item>
          </text:list>
          <text:list text:style-name="a719">
            <text:list-item>
              <text:list text:style-name="a719">
                <text:list-item>
                  <text:list text:style-name="a719">
                    <text:list-item>
                      <text:p text:style-name="a718" text:class-names="" text:cond-style-name=""><text:span text:style-name="a717" text:class-names="">Third level</text:span></text:p>
                    </text:list-item>
                  </text:list>
                </text:list-item>
              </text:list>
            </text:list-item>
          </text:list>
          <text:list text:style-name="a722">
            <text:list-item>
              <text:list text:style-name="a722">
                <text:list-item>
                  <text:list text:style-name="a722">
                    <text:list-item>
                      <text:list text:style-name="a722">
                        <text:list-item>
                          <text:p text:style-name="a721" text:class-names="" text:cond-style-name=""><text:span text:style-name="a72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6">
            <text:list-item>
              <text:list text:style-name="a726">
                <text:list-item>
                  <text:list text:style-name="a726">
                    <text:list-item>
                      <text:list text:style-name="a726">
                        <text:list-item>
                          <text:list text:style-name="a726">
                            <text:list-item>
                              <text:p text:style-name="a725" text:class-names="" text:cond-style-name=""><text:span text:style-name="a723" text:class-names="">Fifth level</text:span><text:span text:style-name="a7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1" presentation:style-name="a744" draw:name="Content Placeholder 3" svg:x="5.08333in" svg:y="1.75in" svg:width="4.41667in" svg:height="2.49132in" presentation:class="object" presentation:placeholder="false">
        <draw:text-box>
          <text:list text:style-name="a730">
            <text:list-item>
              <text:p text:style-name="a729" text:class-names="" text:cond-style-name=""><text:span text:style-name="a728" text:class-names="">Click to edit Master text styles</text:span></text:p>
            </text:list-item>
          </text:list>
          <text:list text:style-name="a733">
            <text:list-item>
              <text:list text:style-name="a733">
                <text:list-item>
                  <text:p text:style-name="a732" text:class-names="" text:cond-style-name=""><text:span text:style-name="a731" text:class-names="">Second level</text:span></text:p>
                </text:list-item>
              </text:list>
            </text:list-item>
          </text:list>
          <text:list text:style-name="a736">
            <text:list-item>
              <text:list text:style-name="a736">
                <text:list-item>
                  <text:list text:style-name="a736">
                    <text:list-item>
                      <text:p text:style-name="a735" text:class-names="" text:cond-style-name=""><text:span text:style-name="a734" text:class-names="">Third level</text:span></text:p>
                    </text:list-item>
                  </text:list>
                </text:list-item>
              </text:list>
            </text:list-item>
          </text:list>
          <text:list text:style-name="a739">
            <text:list-item>
              <text:list text:style-name="a739">
                <text:list-item>
                  <text:list text:style-name="a739">
                    <text:list-item>
                      <text:list text:style-name="a739">
                        <text:list-item>
                          <text:p text:style-name="a738" text:class-names="" text:cond-style-name=""><text:span text:style-name="a73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3">
            <text:list-item>
              <text:list text:style-name="a743">
                <text:list-item>
                  <text:list text:style-name="a743">
                    <text:list-item>
                      <text:list text:style-name="a743">
                        <text:list-item>
                          <text:list text:style-name="a743">
                            <text:list-item>
                              <text:p text:style-name="a742" text:class-names="" text:cond-style-name=""><text:span text:style-name="a740" text:class-names="">Fifth level</text:span><text:span text:style-name="a7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2" presentation:style-name="a761" draw:name="Content Placeholder 4" svg:x="5.08333in" svg:y="4.40799in" svg:width="4.41667in" svg:height="2.49132in" presentation:class="object" presentation:placeholder="false">
        <draw:text-box>
          <text:list text:style-name="a747">
            <text:list-item>
              <text:p text:style-name="a746" text:class-names="" text:cond-style-name=""><text:span text:style-name="a745" text:class-names="">Click to edit Master text styles</text:span></text:p>
            </text:list-item>
          </text:list>
          <text:list text:style-name="a750">
            <text:list-item>
              <text:list text:style-name="a750">
                <text:list-item>
                  <text:p text:style-name="a749" text:class-names="" text:cond-style-name=""><text:span text:style-name="a748" text:class-names="">Second level</text:span></text:p>
                </text:list-item>
              </text:list>
            </text:list-item>
          </text:list>
          <text:list text:style-name="a753">
            <text:list-item>
              <text:list text:style-name="a753">
                <text:list-item>
                  <text:list text:style-name="a753">
                    <text:list-item>
                      <text:p text:style-name="a752" text:class-names="" text:cond-style-name=""><text:span text:style-name="a751" text:class-names="">Third level</text:span></text:p>
                    </text:list-item>
                  </text:list>
                </text:list-item>
              </text:list>
            </text:list-item>
          </text:list>
          <text:list text:style-name="a756">
            <text:list-item>
              <text:list text:style-name="a756">
                <text:list-item>
                  <text:list text:style-name="a756">
                    <text:list-item>
                      <text:list text:style-name="a756">
                        <text:list-item>
                          <text:p text:style-name="a755" text:class-names="" text:cond-style-name=""><text:span text:style-name="a7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0">
            <text:list-item>
              <text:list text:style-name="a760">
                <text:list-item>
                  <text:list text:style-name="a760">
                    <text:list-item>
                      <text:list text:style-name="a760">
                        <text:list-item>
                          <text:list text:style-name="a760">
                            <text:list-item>
                              <text:p text:style-name="a759" text:class-names="" text:cond-style-name=""><text:span text:style-name="a757" text:class-names="">Fifth level</text:span><text:span text:style-name="a7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3" presentation:style-name="a766" draw:name="Date Placeholder 5" svg:x="0.5in" svg:y="7.01736in" svg:width="2.33333in" svg:height="0.39931in" presentation:class="date-time" presentation:placeholder="false">
        <draw:text-box>
          <text:p text:style-name="a765" text:class-names="" text:cond-style-name=""><text:span text:style-name="a762" text:class-names=""><text:date text:fixed="false" style:data-style-name="a763"/></text:span><text:span text:style-name="a764" text:class-names=""/></text:p>
        </draw:text-box>
        <svg:title/>
        <svg:desc/>
      </draw:frame>
      <draw:frame draw:id="id104" presentation:style-name="a769" draw:name="Footer Placeholder 6" svg:x="3.41667in" svg:y="7.01736in" svg:width="3.16667in" svg:height="0.39931in" presentation:class="footer" presentation:placeholder="false">
        <draw:text-box>
          <text:p text:style-name="a768" text:class-names="" text:cond-style-name=""><text:span text:style-name="a767" text:class-names=""/></text:p>
        </draw:text-box>
        <svg:title/>
        <svg:desc/>
      </draw:frame>
      <draw:frame draw:id="id105" presentation:style-name="a773" draw:name="Slide Number Placeholder 7" svg:x="8.66667in" svg:y="7.01736in" svg:width="0.83333in" svg:height="0.39931in" presentation:class="page-number" presentation:placeholder="false">
        <draw:text-box>
          <text:p text:style-name="a772" text:class-names="" text:cond-style-name=""><text:span text:style-name="a770" text:class-names=""><text:page-number style:num-format="1" text:fixed="false"/></text:span><text:span text:style-name="a771" text:class-names=""/></text:p>
        </draw:text-box>
        <svg:title/>
        <svg:desc/>
      </draw:frame>
    </style:master-page>
    <style:master-page style:name="Master1-Layout19-objOverTx-Title-and-Content-over-Text" style:page-layout-name="pageLayout1" draw:style-name="a775">
      <draw:frame draw:id="id106" presentation:style-name="a779" draw:name="Title 1" svg:x="0.5in" svg:y="0.30035in" svg:width="9in" svg:height="1.25in" presentation:class="title" presentation:placeholder="false">
        <draw:text-box>
          <text:p text:style-name="a778" text:class-names="" text:cond-style-name=""><text:span text:style-name="a776" text:class-names="">Click to edit Master title style</text:span><text:span text:style-name="a777" text:class-names=""/></text:p>
        </draw:text-box>
        <svg:title/>
        <svg:desc/>
      </draw:frame>
      <draw:frame draw:id="id107" presentation:style-name="a796" draw:name="Content Placeholder 2" svg:x="0.5in" svg:y="1.75in" svg:width="9in" svg:height="2.49132in" presentation:class="object" presentation:placeholder="false">
        <draw:text-box>
          <text:list text:style-name="a782">
            <text:list-item>
              <text:p text:style-name="a781" text:class-names="" text:cond-style-name=""><text:span text:style-name="a780" text:class-names="">Click to edit Master text styles</text:span></text:p>
            </text:list-item>
          </text:list>
          <text:list text:style-name="a785">
            <text:list-item>
              <text:list text:style-name="a785">
                <text:list-item>
                  <text:p text:style-name="a784" text:class-names="" text:cond-style-name=""><text:span text:style-name="a783" text:class-names="">Second level</text:span></text:p>
                </text:list-item>
              </text:list>
            </text:list-item>
          </text:list>
          <text:list text:style-name="a788">
            <text:list-item>
              <text:list text:style-name="a788">
                <text:list-item>
                  <text:list text:style-name="a788">
                    <text:list-item>
                      <text:p text:style-name="a787" text:class-names="" text:cond-style-name=""><text:span text:style-name="a786" text:class-names="">Third level</text:span></text:p>
                    </text:list-item>
                  </text:list>
                </text:list-item>
              </text:list>
            </text:list-item>
          </text:list>
          <text:list text:style-name="a791">
            <text:list-item>
              <text:list text:style-name="a791">
                <text:list-item>
                  <text:list text:style-name="a791">
                    <text:list-item>
                      <text:list text:style-name="a791">
                        <text:list-item>
                          <text:p text:style-name="a790" text:class-names="" text:cond-style-name=""><text:span text:style-name="a78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95">
            <text:list-item>
              <text:list text:style-name="a795">
                <text:list-item>
                  <text:list text:style-name="a795">
                    <text:list-item>
                      <text:list text:style-name="a795">
                        <text:list-item>
                          <text:list text:style-name="a795">
                            <text:list-item>
                              <text:p text:style-name="a794" text:class-names="" text:cond-style-name=""><text:span text:style-name="a792" text:class-names="">Fifth level</text:span><text:span text:style-name="a7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813" draw:name="Text Placeholder 3" svg:x="0.5in" svg:y="4.40799in" svg:width="9in" svg:height="2.49132in" presentation:class="outline" presentation:placeholder="false">
        <draw:text-box>
          <text:list text:style-name="a799">
            <text:list-item>
              <text:p text:style-name="a798" text:class-names="" text:cond-style-name=""><text:span text:style-name="a797" text:class-names="">Click to edit Master text styles</text:span></text:p>
            </text:list-item>
          </text:list>
          <text:list text:style-name="a802">
            <text:list-item>
              <text:list text:style-name="a802">
                <text:list-item>
                  <text:p text:style-name="a801" text:class-names="" text:cond-style-name=""><text:span text:style-name="a800" text:class-names="">Second level</text:span></text:p>
                </text:list-item>
              </text:list>
            </text:list-item>
          </text:list>
          <text:list text:style-name="a805">
            <text:list-item>
              <text:list text:style-name="a805">
                <text:list-item>
                  <text:list text:style-name="a805">
                    <text:list-item>
                      <text:p text:style-name="a804" text:class-names="" text:cond-style-name=""><text:span text:style-name="a803" text:class-names="">Third level</text:span></text:p>
                    </text:list-item>
                  </text:list>
                </text:list-item>
              </text:list>
            </text:list-item>
          </text:list>
          <text:list text:style-name="a808">
            <text:list-item>
              <text:list text:style-name="a808">
                <text:list-item>
                  <text:list text:style-name="a808">
                    <text:list-item>
                      <text:list text:style-name="a808">
                        <text:list-item>
                          <text:p text:style-name="a807" text:class-names="" text:cond-style-name=""><text:span text:style-name="a8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12">
            <text:list-item>
              <text:list text:style-name="a812">
                <text:list-item>
                  <text:list text:style-name="a812">
                    <text:list-item>
                      <text:list text:style-name="a812">
                        <text:list-item>
                          <text:list text:style-name="a812">
                            <text:list-item>
                              <text:p text:style-name="a811" text:class-names="" text:cond-style-name=""><text:span text:style-name="a809" text:class-names="">Fifth level</text:span><text:span text:style-name="a8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9" presentation:style-name="a818" draw:name="Date Placeholder 4" svg:x="0.5in" svg:y="7.01736in" svg:width="2.33333in" svg:height="0.39931in" presentation:class="date-time" presentation:placeholder="false">
        <draw:text-box>
          <text:p text:style-name="a817" text:class-names="" text:cond-style-name=""><text:span text:style-name="a814" text:class-names=""><text:date text:fixed="false" style:data-style-name="a815"/></text:span><text:span text:style-name="a816" text:class-names=""/></text:p>
        </draw:text-box>
        <svg:title/>
        <svg:desc/>
      </draw:frame>
      <draw:frame draw:id="id110" presentation:style-name="a821" draw:name="Footer Placeholder 5" svg:x="3.41667in" svg:y="7.01736in" svg:width="3.16667in" svg:height="0.39931in" presentation:class="footer" presentation:placeholder="false">
        <draw:text-box>
          <text:p text:style-name="a820" text:class-names="" text:cond-style-name=""><text:span text:style-name="a819" text:class-names=""/></text:p>
        </draw:text-box>
        <svg:title/>
        <svg:desc/>
      </draw:frame>
      <draw:frame draw:id="id111" presentation:style-name="a825" draw:name="Slide Number Placeholder 6" svg:x="8.66667in" svg:y="7.01736in" svg:width="0.83333in" svg:height="0.39931in" presentation:class="page-number" presentation:placeholder="false">
        <draw:text-box>
          <text:p text:style-name="a824" text:class-names="" text:cond-style-name=""><text:span text:style-name="a822" text:class-names=""><text:page-number style:num-format="1" text:fixed="false"/></text:span><text:span text:style-name="a823" text:class-names=""/></text:p>
        </draw:text-box>
        <svg:title/>
        <svg:desc/>
      </draw:frame>
    </style:master-page>
    <style:master-page style:name="Master1-Layout20-fourObj-Title-and-4-Content" style:page-layout-name="pageLayout1" draw:style-name="a827">
      <draw:frame draw:id="id112" presentation:style-name="a831" draw:name="Title 1" svg:x="0.5in" svg:y="0.30035in" svg:width="9in" svg:height="1.25in" presentation:class="title" presentation:placeholder="false">
        <draw:text-box>
          <text:p text:style-name="a830" text:class-names="" text:cond-style-name=""><text:span text:style-name="a828" text:class-names="">Click to edit Master title style</text:span><text:span text:style-name="a829" text:class-names=""/></text:p>
        </draw:text-box>
        <svg:title/>
        <svg:desc/>
      </draw:frame>
      <draw:frame draw:id="id113" presentation:style-name="a848" draw:name="Content Placeholder 2" svg:x="0.5in" svg:y="1.75in" svg:width="4.41667in" svg:height="2.49132in" presentation:class="object" presentation:placeholder="false">
        <draw:text-box>
          <text:list text:style-name="a834">
            <text:list-item>
              <text:p text:style-name="a833" text:class-names="" text:cond-style-name=""><text:span text:style-name="a832" text:class-names="">Click to edit Master text styles</text:span></text:p>
            </text:list-item>
          </text:list>
          <text:list text:style-name="a837">
            <text:list-item>
              <text:list text:style-name="a837">
                <text:list-item>
                  <text:p text:style-name="a836" text:class-names="" text:cond-style-name=""><text:span text:style-name="a835" text:class-names="">Second level</text:span></text:p>
                </text:list-item>
              </text:list>
            </text:list-item>
          </text:list>
          <text:list text:style-name="a840">
            <text:list-item>
              <text:list text:style-name="a840">
                <text:list-item>
                  <text:list text:style-name="a840">
                    <text:list-item>
                      <text:p text:style-name="a839" text:class-names="" text:cond-style-name=""><text:span text:style-name="a838" text:class-names="">Third level</text:span></text:p>
                    </text:list-item>
                  </text:list>
                </text:list-item>
              </text:list>
            </text:list-item>
          </text:list>
          <text:list text:style-name="a843">
            <text:list-item>
              <text:list text:style-name="a843">
                <text:list-item>
                  <text:list text:style-name="a843">
                    <text:list-item>
                      <text:list text:style-name="a843">
                        <text:list-item>
                          <text:p text:style-name="a842" text:class-names="" text:cond-style-name=""><text:span text:style-name="a8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47">
            <text:list-item>
              <text:list text:style-name="a847">
                <text:list-item>
                  <text:list text:style-name="a847">
                    <text:list-item>
                      <text:list text:style-name="a847">
                        <text:list-item>
                          <text:list text:style-name="a847">
                            <text:list-item>
                              <text:p text:style-name="a846" text:class-names="" text:cond-style-name=""><text:span text:style-name="a844" text:class-names="">Fifth level</text:span><text:span text:style-name="a8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865" draw:name="Content Placeholder 3" svg:x="5.08333in" svg:y="1.75in" svg:width="4.41667in" svg:height="2.49132in" presentation:class="object" presentation:placeholder="false">
        <draw:text-box>
          <text:list text:style-name="a851">
            <text:list-item>
              <text:p text:style-name="a850" text:class-names="" text:cond-style-name=""><text:span text:style-name="a849" text:class-names="">Click to edit Master text styles</text:span></text:p>
            </text:list-item>
          </text:list>
          <text:list text:style-name="a854">
            <text:list-item>
              <text:list text:style-name="a854">
                <text:list-item>
                  <text:p text:style-name="a853" text:class-names="" text:cond-style-name=""><text:span text:style-name="a852" text:class-names="">Second level</text:span></text:p>
                </text:list-item>
              </text:list>
            </text:list-item>
          </text:list>
          <text:list text:style-name="a857">
            <text:list-item>
              <text:list text:style-name="a857">
                <text:list-item>
                  <text:list text:style-name="a857">
                    <text:list-item>
                      <text:p text:style-name="a856" text:class-names="" text:cond-style-name=""><text:span text:style-name="a855" text:class-names="">Third level</text:span></text:p>
                    </text:list-item>
                  </text:list>
                </text:list-item>
              </text:list>
            </text:list-item>
          </text:list>
          <text:list text:style-name="a860">
            <text:list-item>
              <text:list text:style-name="a860">
                <text:list-item>
                  <text:list text:style-name="a860">
                    <text:list-item>
                      <text:list text:style-name="a860">
                        <text:list-item>
                          <text:p text:style-name="a859" text:class-names="" text:cond-style-name=""><text:span text:style-name="a8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64">
            <text:list-item>
              <text:list text:style-name="a864">
                <text:list-item>
                  <text:list text:style-name="a864">
                    <text:list-item>
                      <text:list text:style-name="a864">
                        <text:list-item>
                          <text:list text:style-name="a864">
                            <text:list-item>
                              <text:p text:style-name="a863" text:class-names="" text:cond-style-name=""><text:span text:style-name="a861" text:class-names="">Fifth level</text:span><text:span text:style-name="a86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5" presentation:style-name="a882" draw:name="Content Placeholder 4" svg:x="0.5in" svg:y="4.40799in" svg:width="4.41667in" svg:height="2.49132in" presentation:class="object" presentation:placeholder="false">
        <draw:text-box>
          <text:list text:style-name="a868">
            <text:list-item>
              <text:p text:style-name="a867" text:class-names="" text:cond-style-name=""><text:span text:style-name="a866" text:class-names="">Click to edit Master text styles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Second level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Fifth level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6" presentation:style-name="a899" draw:name="Content Placeholder 5" svg:x="5.08333in" svg:y="4.40799in" svg:width="4.41667in" svg:height="2.49132in" presentation:class="object" presentation:placeholder="false">
        <draw:text-box>
          <text:list text:style-name="a885">
            <text:list-item>
              <text:p text:style-name="a884" text:class-names="" text:cond-style-name=""><text:span text:style-name="a883" text:class-names="">Click to edit Master text styles</text:span></text:p>
            </text:list-item>
          </text:list>
          <text:list text:style-name="a888">
            <text:list-item>
              <text:list text:style-name="a888">
                <text:list-item>
                  <text:p text:style-name="a887" text:class-names="" text:cond-style-name=""><text:span text:style-name="a886" text:class-names="">Second level</text:span></text:p>
                </text:list-item>
              </text:list>
            </text:list-item>
          </text:list>
          <text:list text:style-name="a891">
            <text:list-item>
              <text:list text:style-name="a891">
                <text:list-item>
                  <text:list text:style-name="a891">
                    <text:list-item>
                      <text:p text:style-name="a890" text:class-names="" text:cond-style-name=""><text:span text:style-name="a889" text:class-names="">Third level</text:span></text:p>
                    </text:list-item>
                  </text:list>
                </text:list-item>
              </text:list>
            </text:list-item>
          </text:list>
          <text:list text:style-name="a894">
            <text:list-item>
              <text:list text:style-name="a894">
                <text:list-item>
                  <text:list text:style-name="a894">
                    <text:list-item>
                      <text:list text:style-name="a894">
                        <text:list-item>
                          <text:p text:style-name="a893" text:class-names="" text:cond-style-name=""><text:span text:style-name="a89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98">
            <text:list-item>
              <text:list text:style-name="a898">
                <text:list-item>
                  <text:list text:style-name="a898">
                    <text:list-item>
                      <text:list text:style-name="a898">
                        <text:list-item>
                          <text:list text:style-name="a898">
                            <text:list-item>
                              <text:p text:style-name="a897" text:class-names="" text:cond-style-name=""><text:span text:style-name="a895" text:class-names="">Fifth level</text:span><text:span text:style-name="a89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7" presentation:style-name="a904" draw:name="Date Placeholder 6" svg:x="0.5in" svg:y="7.01736in" svg:width="2.33333in" svg:height="0.39931in" presentation:class="date-time" presentation:placeholder="false">
        <draw:text-box>
          <text:p text:style-name="a903" text:class-names="" text:cond-style-name=""><text:span text:style-name="a900" text:class-names=""><text:date text:fixed="false" style:data-style-name="a901"/></text:span><text:span text:style-name="a902" text:class-names=""/></text:p>
        </draw:text-box>
        <svg:title/>
        <svg:desc/>
      </draw:frame>
      <draw:frame draw:id="id118" presentation:style-name="a907" draw:name="Footer Placeholder 7" svg:x="3.41667in" svg:y="7.01736in" svg:width="3.16667in" svg:height="0.39931in" presentation:class="footer" presentation:placeholder="false">
        <draw:text-box>
          <text:p text:style-name="a906" text:class-names="" text:cond-style-name=""><text:span text:style-name="a905" text:class-names=""/></text:p>
        </draw:text-box>
        <svg:title/>
        <svg:desc/>
      </draw:frame>
      <draw:frame draw:id="id119" presentation:style-name="a911" draw:name="Slide Number Placeholder 8" svg:x="8.66667in" svg:y="7.01736in" svg:width="0.83333in" svg:height="0.39931in" presentation:class="page-number" presentation:placeholder="false">
        <draw:text-box>
          <text:p text:style-name="a910" text:class-names="" text:cond-style-name=""><text:span text:style-name="a908" text:class-names=""><text:page-number style:num-format="1" text:fixed="false"/></text:span><text:span text:style-name="a909" text:class-names=""/></text:p>
        </draw:text-box>
        <svg:title/>
        <svg:desc/>
      </draw:frame>
    </style:master-page>
    <style:master-page style:name="Master1-Layout21-twoObjAndObj-Title,-2-Content-and-Content" style:page-layout-name="pageLayout1" draw:style-name="a913">
      <draw:frame draw:id="id120" presentation:style-name="a917" draw:name="Title 1" svg:x="0.5in" svg:y="0.30035in" svg:width="9in" svg:height="1.25in" presentation:class="title" presentation:placeholder="false">
        <draw:text-box>
          <text:p text:style-name="a916" text:class-names="" text:cond-style-name=""><text:span text:style-name="a914" text:class-names="">Click to edit Master title style</text:span><text:span text:style-name="a915" text:class-names=""/></text:p>
        </draw:text-box>
        <svg:title/>
        <svg:desc/>
      </draw:frame>
      <draw:frame draw:id="id121" presentation:style-name="a934" draw:name="Content Placeholder 2" svg:x="0.5in" svg:y="1.75in" svg:width="4.41667in" svg:height="2.49132in" presentation:class="object" presentation:placeholder="false">
        <draw:text-box>
          <text:list text:style-name="a920">
            <text:list-item>
              <text:p text:style-name="a919" text:class-names="" text:cond-style-name=""><text:span text:style-name="a918" text:class-names="">Click to edit Master text styles</text:span></text:p>
            </text:list-item>
          </text:list>
          <text:list text:style-name="a923">
            <text:list-item>
              <text:list text:style-name="a923">
                <text:list-item>
                  <text:p text:style-name="a922" text:class-names="" text:cond-style-name=""><text:span text:style-name="a921" text:class-names="">Second level</text:span></text:p>
                </text:list-item>
              </text:list>
            </text:list-item>
          </text:list>
          <text:list text:style-name="a926">
            <text:list-item>
              <text:list text:style-name="a926">
                <text:list-item>
                  <text:list text:style-name="a926">
                    <text:list-item>
                      <text:p text:style-name="a925" text:class-names="" text:cond-style-name=""><text:span text:style-name="a924" text:class-names="">Third level</text:span></text:p>
                    </text:list-item>
                  </text:list>
                </text:list-item>
              </text:list>
            </text:list-item>
          </text:list>
          <text:list text:style-name="a929">
            <text:list-item>
              <text:list text:style-name="a929">
                <text:list-item>
                  <text:list text:style-name="a929">
                    <text:list-item>
                      <text:list text:style-name="a929">
                        <text:list-item>
                          <text:p text:style-name="a928" text:class-names="" text:cond-style-name=""><text:span text:style-name="a9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33">
            <text:list-item>
              <text:list text:style-name="a933">
                <text:list-item>
                  <text:list text:style-name="a933">
                    <text:list-item>
                      <text:list text:style-name="a933">
                        <text:list-item>
                          <text:list text:style-name="a933">
                            <text:list-item>
                              <text:p text:style-name="a932" text:class-names="" text:cond-style-name=""><text:span text:style-name="a930" text:class-names="">Fifth level</text:span><text:span text:style-name="a9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2" presentation:style-name="a951" draw:name="Content Placeholder 3" svg:x="0.5in" svg:y="4.40799in" svg:width="4.41667in" svg:height="2.49132in" presentation:class="object" presentation:placeholder="false">
        <draw:text-box>
          <text:list text:style-name="a937">
            <text:list-item>
              <text:p text:style-name="a936" text:class-names="" text:cond-style-name=""><text:span text:style-name="a935" text:class-names="">Click to edit Master text styles</text:span></text:p>
            </text:list-item>
          </text:list>
          <text:list text:style-name="a940">
            <text:list-item>
              <text:list text:style-name="a940">
                <text:list-item>
                  <text:p text:style-name="a939" text:class-names="" text:cond-style-name=""><text:span text:style-name="a938" text:class-names="">Second level</text:span></text:p>
                </text:list-item>
              </text:list>
            </text:list-item>
          </text:list>
          <text:list text:style-name="a943">
            <text:list-item>
              <text:list text:style-name="a943">
                <text:list-item>
                  <text:list text:style-name="a943">
                    <text:list-item>
                      <text:p text:style-name="a942" text:class-names="" text:cond-style-name=""><text:span text:style-name="a941" text:class-names="">Third level</text:span></text:p>
                    </text:list-item>
                  </text:list>
                </text:list-item>
              </text:list>
            </text:list-item>
          </text:list>
          <text:list text:style-name="a946">
            <text:list-item>
              <text:list text:style-name="a946">
                <text:list-item>
                  <text:list text:style-name="a946">
                    <text:list-item>
                      <text:list text:style-name="a946">
                        <text:list-item>
                          <text:p text:style-name="a945" text:class-names="" text:cond-style-name=""><text:span text:style-name="a9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50">
            <text:list-item>
              <text:list text:style-name="a950">
                <text:list-item>
                  <text:list text:style-name="a950">
                    <text:list-item>
                      <text:list text:style-name="a950">
                        <text:list-item>
                          <text:list text:style-name="a950">
                            <text:list-item>
                              <text:p text:style-name="a949" text:class-names="" text:cond-style-name=""><text:span text:style-name="a947" text:class-names="">Fifth level</text:span><text:span text:style-name="a9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968" draw:name="Content Placeholder 4" svg:x="5.08333in" svg:y="1.75in" svg:width="4.41667in" svg:height="5.14931in" presentation:class="object" presentation:placeholder="false">
        <draw:text-box>
          <text:list text:style-name="a954">
            <text:list-item>
              <text:p text:style-name="a953" text:class-names="" text:cond-style-name=""><text:span text:style-name="a952" text:class-names="">Click to edit Master text styles</text:span></text:p>
            </text:list-item>
          </text:list>
          <text:list text:style-name="a957">
            <text:list-item>
              <text:list text:style-name="a957">
                <text:list-item>
                  <text:p text:style-name="a956" text:class-names="" text:cond-style-name=""><text:span text:style-name="a955" text:class-names="">Second level</text:span></text:p>
                </text:list-item>
              </text:list>
            </text:list-item>
          </text:list>
          <text:list text:style-name="a960">
            <text:list-item>
              <text:list text:style-name="a960">
                <text:list-item>
                  <text:list text:style-name="a960">
                    <text:list-item>
                      <text:p text:style-name="a959" text:class-names="" text:cond-style-name=""><text:span text:style-name="a958" text:class-names="">Third level</text:span></text:p>
                    </text:list-item>
                  </text:list>
                </text:list-item>
              </text:list>
            </text:list-item>
          </text:list>
          <text:list text:style-name="a963">
            <text:list-item>
              <text:list text:style-name="a963">
                <text:list-item>
                  <text:list text:style-name="a963">
                    <text:list-item>
                      <text:list text:style-name="a963">
                        <text:list-item>
                          <text:p text:style-name="a962" text:class-names="" text:cond-style-name=""><text:span text:style-name="a9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7">
            <text:list-item>
              <text:list text:style-name="a967">
                <text:list-item>
                  <text:list text:style-name="a967">
                    <text:list-item>
                      <text:list text:style-name="a967">
                        <text:list-item>
                          <text:list text:style-name="a967">
                            <text:list-item>
                              <text:p text:style-name="a966" text:class-names="" text:cond-style-name=""><text:span text:style-name="a964" text:class-names="">Fifth level</text:span><text:span text:style-name="a9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4" presentation:style-name="a973" draw:name="Date Placeholder 5" svg:x="0.5in" svg:y="7.01736in" svg:width="2.33333in" svg:height="0.39931in" presentation:class="date-time" presentation:placeholder="false">
        <draw:text-box>
          <text:p text:style-name="a972" text:class-names="" text:cond-style-name=""><text:span text:style-name="a969" text:class-names=""><text:date text:fixed="false" style:data-style-name="a970"/></text:span><text:span text:style-name="a971" text:class-names=""/></text:p>
        </draw:text-box>
        <svg:title/>
        <svg:desc/>
      </draw:frame>
      <draw:frame draw:id="id125" presentation:style-name="a976" draw:name="Footer Placeholder 6" svg:x="3.41667in" svg:y="7.01736in" svg:width="3.16667in" svg:height="0.39931in" presentation:class="footer" presentation:placeholder="false">
        <draw:text-box>
          <text:p text:style-name="a975" text:class-names="" text:cond-style-name=""><text:span text:style-name="a974" text:class-names=""/></text:p>
        </draw:text-box>
        <svg:title/>
        <svg:desc/>
      </draw:frame>
      <draw:frame draw:id="id126" presentation:style-name="a980" draw:name="Slide Number Placeholder 7" svg:x="8.66667in" svg:y="7.01736in" svg:width="0.83333in" svg:height="0.39931in" presentation:class="page-number" presentation:placeholder="false">
        <draw:text-box>
          <text:p text:style-name="a979" text:class-names="" text:cond-style-name=""><text:span text:style-name="a977" text:class-names=""><text:page-number style:num-format="1" text:fixed="false"/></text:span><text:span text:style-name="a978" text:class-names=""/></text:p>
        </draw:text-box>
        <svg:title/>
        <svg:desc/>
      </draw:frame>
    </style:master-page>
    <style:master-page style:name="Master1-Layout22-twoObjAndTx-Title,-2-Content-and-Text" style:page-layout-name="pageLayout1" draw:style-name="a982">
      <draw:frame draw:id="id127" presentation:style-name="a986" draw:name="Title 1" svg:x="0.5in" svg:y="0.30035in" svg:width="9in" svg:height="1.25in" presentation:class="title" presentation:placeholder="false">
        <draw:text-box>
          <text:p text:style-name="a985" text:class-names="" text:cond-style-name=""><text:span text:style-name="a983" text:class-names="">Click to edit Master title style</text:span><text:span text:style-name="a984" text:class-names=""/></text:p>
        </draw:text-box>
        <svg:title/>
        <svg:desc/>
      </draw:frame>
      <draw:frame draw:id="id128" presentation:style-name="a1003" draw:name="Content Placeholder 2" svg:x="0.5in" svg:y="1.75in" svg:width="4.41667in" svg:height="2.49132in" presentation:class="object" presentation:placeholder="false">
        <draw:text-box>
          <text:list text:style-name="a989">
            <text:list-item>
              <text:p text:style-name="a988" text:class-names="" text:cond-style-name=""><text:span text:style-name="a987" text:class-names="">Click to edit Master text styles</text:span></text:p>
            </text:list-item>
          </text:list>
          <text:list text:style-name="a992">
            <text:list-item>
              <text:list text:style-name="a992">
                <text:list-item>
                  <text:p text:style-name="a991" text:class-names="" text:cond-style-name=""><text:span text:style-name="a990" text:class-names="">Second level</text:span></text:p>
                </text:list-item>
              </text:list>
            </text:list-item>
          </text:list>
          <text:list text:style-name="a995">
            <text:list-item>
              <text:list text:style-name="a995">
                <text:list-item>
                  <text:list text:style-name="a995">
                    <text:list-item>
                      <text:p text:style-name="a994" text:class-names="" text:cond-style-name=""><text:span text:style-name="a9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98">
            <text:list-item>
              <text:list text:style-name="a998">
                <text:list-item>
                  <text:list text:style-name="a998">
                    <text:list-item>
                      <text:list text:style-name="a998">
                        <text:list-item>
                          <text:p text:style-name="a997" text:class-names="" text:cond-style-name=""><text:span text:style-name="a9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02">
            <text:list-item>
              <text:list text:style-name="a1002">
                <text:list-item>
                  <text:list text:style-name="a1002">
                    <text:list-item>
                      <text:list text:style-name="a1002">
                        <text:list-item>
                          <text:list text:style-name="a1002">
                            <text:list-item>
                              <text:p text:style-name="a1001" text:class-names="" text:cond-style-name=""><text:span text:style-name="a999" text:class-names="">Fifth level</text:span><text:span text:style-name="a10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9" presentation:style-name="a1020" draw:name="Content Placeholder 3" svg:x="0.5in" svg:y="4.40799in" svg:width="4.41667in" svg:height="2.49132in" presentation:class="object" presentation:placeholder="false">
        <draw:text-box>
          <text:list text:style-name="a1006">
            <text:list-item>
              <text:p text:style-name="a1005" text:class-names="" text:cond-style-name=""><text:span text:style-name="a1004" text:class-names="">Click to edit Master text styles</text:span></text:p>
            </text:list-item>
          </text:list>
          <text:list text:style-name="a1009">
            <text:list-item>
              <text:list text:style-name="a1009">
                <text:list-item>
                  <text:p text:style-name="a1008" text:class-names="" text:cond-style-name=""><text:span text:style-name="a1007" text:class-names="">Second level</text:span></text:p>
                </text:list-item>
              </text:list>
            </text:list-item>
          </text:list>
          <text:list text:style-name="a1012">
            <text:list-item>
              <text:list text:style-name="a1012">
                <text:list-item>
                  <text:list text:style-name="a1012">
                    <text:list-item>
                      <text:p text:style-name="a1011" text:class-names="" text:cond-style-name=""><text:span text:style-name="a10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015">
            <text:list-item>
              <text:list text:style-name="a1015">
                <text:list-item>
                  <text:list text:style-name="a1015">
                    <text:list-item>
                      <text:list text:style-name="a1015">
                        <text:list-item>
                          <text:p text:style-name="a1014" text:class-names="" text:cond-style-name=""><text:span text:style-name="a10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19">
            <text:list-item>
              <text:list text:style-name="a1019">
                <text:list-item>
                  <text:list text:style-name="a1019">
                    <text:list-item>
                      <text:list text:style-name="a1019">
                        <text:list-item>
                          <text:list text:style-name="a1019">
                            <text:list-item>
                              <text:p text:style-name="a1018" text:class-names="" text:cond-style-name=""><text:span text:style-name="a1016" text:class-names="">Fifth level</text:span><text:span text:style-name="a10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0" presentation:style-name="a1037" draw:name="Text Placeholder 4" svg:x="5.08333in" svg:y="1.75in" svg:width="4.41667in" svg:height="5.14931in" presentation:class="outline" presentation:placeholder="false">
        <draw:text-box>
          <text:list text:style-name="a1023">
            <text:list-item>
              <text:p text:style-name="a1022" text:class-names="" text:cond-style-name=""><text:span text:style-name="a1021" text:class-names="">Click to edit Master text styles</text:span></text:p>
            </text:list-item>
          </text:list>
          <text:list text:style-name="a1026">
            <text:list-item>
              <text:list text:style-name="a1026">
                <text:list-item>
                  <text:p text:style-name="a1025" text:class-names="" text:cond-style-name=""><text:span text:style-name="a1024" text:class-names="">Second level</text:span></text:p>
                </text:list-item>
              </text:list>
            </text:list-item>
          </text:list>
          <text:list text:style-name="a1029">
            <text:list-item>
              <text:list text:style-name="a1029">
                <text:list-item>
                  <text:list text:style-name="a1029">
                    <text:list-item>
                      <text:p text:style-name="a1028" text:class-names="" text:cond-style-name=""><text:span text:style-name="a10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032">
            <text:list-item>
              <text:list text:style-name="a1032">
                <text:list-item>
                  <text:list text:style-name="a1032">
                    <text:list-item>
                      <text:list text:style-name="a1032">
                        <text:list-item>
                          <text:p text:style-name="a1031" text:class-names="" text:cond-style-name=""><text:span text:style-name="a10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36">
            <text:list-item>
              <text:list text:style-name="a1036">
                <text:list-item>
                  <text:list text:style-name="a1036">
                    <text:list-item>
                      <text:list text:style-name="a1036">
                        <text:list-item>
                          <text:list text:style-name="a1036">
                            <text:list-item>
                              <text:p text:style-name="a1035" text:class-names="" text:cond-style-name=""><text:span text:style-name="a1033" text:class-names="">Fifth level</text:span><text:span text:style-name="a10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1" presentation:style-name="a1042" draw:name="Date Placeholder 5" svg:x="0.5in" svg:y="7.01736in" svg:width="2.33333in" svg:height="0.39931in" presentation:class="date-time" presentation:placeholder="false">
        <draw:text-box>
          <text:p text:style-name="a1041" text:class-names="" text:cond-style-name=""><text:span text:style-name="a1038" text:class-names=""><text:date text:fixed="false" style:data-style-name="a1039"/></text:span><text:span text:style-name="a1040" text:class-names=""/></text:p>
        </draw:text-box>
        <svg:title/>
        <svg:desc/>
      </draw:frame>
      <draw:frame draw:id="id132" presentation:style-name="a1045" draw:name="Footer Placeholder 6" svg:x="3.41667in" svg:y="7.01736in" svg:width="3.16667in" svg:height="0.39931in" presentation:class="footer" presentation:placeholder="false">
        <draw:text-box>
          <text:p text:style-name="a1044" text:class-names="" text:cond-style-name=""><text:span text:style-name="a1043" text:class-names=""/></text:p>
        </draw:text-box>
        <svg:title/>
        <svg:desc/>
      </draw:frame>
      <draw:frame draw:id="id133" presentation:style-name="a1049" draw:name="Slide Number Placeholder 7" svg:x="8.66667in" svg:y="7.01736in" svg:width="0.83333in" svg:height="0.39931in" presentation:class="page-number" presentation:placeholder="false">
        <draw:text-box>
          <text:p text:style-name="a1048" text:class-names="" text:cond-style-name=""><text:span text:style-name="a1046" text:class-names=""><text:page-number style:num-format="1" text:fixed="false"/></text:span><text:span text:style-name="a1047" text:class-names=""/></text:p>
        </draw:text-box>
        <svg:title/>
        <svg:desc/>
      </draw:frame>
    </style:master-page>
    <style:master-page style:name="Master1-Layout23-twoObjOverTx-Title-and-2-Content-over-Text" style:page-layout-name="pageLayout1" draw:style-name="a1051">
      <draw:frame draw:id="id134" presentation:style-name="a1055" draw:name="Title 1" svg:x="0.5in" svg:y="0.30035in" svg:width="9in" svg:height="1.25in" presentation:class="title" presentation:placeholder="false">
        <draw:text-box>
          <text:p text:style-name="a1054" text:class-names="" text:cond-style-name=""><text:span text:style-name="a1052" text:class-names="">Click to edit Master title style</text:span><text:span text:style-name="a1053" text:class-names=""/></text:p>
        </draw:text-box>
        <svg:title/>
        <svg:desc/>
      </draw:frame>
      <draw:frame draw:id="id135" presentation:style-name="a1072" draw:name="Content Placeholder 2" svg:x="0.5in" svg:y="1.75in" svg:width="4.41667in" svg:height="2.49132in" presentation:class="object" presentation:placeholder="false">
        <draw:text-box>
          <text:list text:style-name="a1058">
            <text:list-item>
              <text:p text:style-name="a1057" text:class-names="" text:cond-style-name=""><text:span text:style-name="a1056" text:class-names="">Click to edit Master text styles</text:span></text:p>
            </text:list-item>
          </text:list>
          <text:list text:style-name="a1061">
            <text:list-item>
              <text:list text:style-name="a1061">
                <text:list-item>
                  <text:p text:style-name="a1060" text:class-names="" text:cond-style-name=""><text:span text:style-name="a1059" text:class-names="">Second level</text:span></text:p>
                </text:list-item>
              </text:list>
            </text:list-item>
          </text:list>
          <text:list text:style-name="a1064">
            <text:list-item>
              <text:list text:style-name="a1064">
                <text:list-item>
                  <text:list text:style-name="a1064">
                    <text:list-item>
                      <text:p text:style-name="a1063" text:class-names="" text:cond-style-name=""><text:span text:style-name="a1062" text:class-names="">Third level</text:span></text:p>
                    </text:list-item>
                  </text:list>
                </text:list-item>
              </text:list>
            </text:list-item>
          </text:list>
          <text:list text:style-name="a1067">
            <text:list-item>
              <text:list text:style-name="a1067">
                <text:list-item>
                  <text:list text:style-name="a1067">
                    <text:list-item>
                      <text:list text:style-name="a1067">
                        <text:list-item>
                          <text:p text:style-name="a1066" text:class-names="" text:cond-style-name=""><text:span text:style-name="a10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71">
            <text:list-item>
              <text:list text:style-name="a1071">
                <text:list-item>
                  <text:list text:style-name="a1071">
                    <text:list-item>
                      <text:list text:style-name="a1071">
                        <text:list-item>
                          <text:list text:style-name="a1071">
                            <text:list-item>
                              <text:p text:style-name="a1070" text:class-names="" text:cond-style-name=""><text:span text:style-name="a1068" text:class-names="">Fifth level</text:span><text:span text:style-name="a10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6" presentation:style-name="a1089" draw:name="Content Placeholder 3" svg:x="5.08333in" svg:y="1.75in" svg:width="4.41667in" svg:height="2.49132in" presentation:class="object" presentation:placeholder="false">
        <draw:text-box>
          <text:list text:style-name="a1075">
            <text:list-item>
              <text:p text:style-name="a1074" text:class-names="" text:cond-style-name=""><text:span text:style-name="a1073" text:class-names="">Click to edit Master text styles</text:span></text:p>
            </text:list-item>
          </text:list>
          <text:list text:style-name="a1078">
            <text:list-item>
              <text:list text:style-name="a1078">
                <text:list-item>
                  <text:p text:style-name="a1077" text:class-names="" text:cond-style-name=""><text:span text:style-name="a1076" text:class-names="">Second level</text:span></text:p>
                </text:list-item>
              </text:list>
            </text:list-item>
          </text:list>
          <text:list text:style-name="a1081">
            <text:list-item>
              <text:list text:style-name="a1081">
                <text:list-item>
                  <text:list text:style-name="a1081">
                    <text:list-item>
                      <text:p text:style-name="a1080" text:class-names="" text:cond-style-name=""><text:span text:style-name="a1079" text:class-names="">Third level</text:span></text:p>
                    </text:list-item>
                  </text:list>
                </text:list-item>
              </text:list>
            </text:list-item>
          </text:list>
          <text:list text:style-name="a1084">
            <text:list-item>
              <text:list text:style-name="a1084">
                <text:list-item>
                  <text:list text:style-name="a1084">
                    <text:list-item>
                      <text:list text:style-name="a1084">
                        <text:list-item>
                          <text:p text:style-name="a1083" text:class-names="" text:cond-style-name=""><text:span text:style-name="a10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88">
            <text:list-item>
              <text:list text:style-name="a1088">
                <text:list-item>
                  <text:list text:style-name="a1088">
                    <text:list-item>
                      <text:list text:style-name="a1088">
                        <text:list-item>
                          <text:list text:style-name="a1088">
                            <text:list-item>
                              <text:p text:style-name="a1087" text:class-names="" text:cond-style-name=""><text:span text:style-name="a1085" text:class-names="">Fifth level</text:span><text:span text:style-name="a10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7" presentation:style-name="a1106" draw:name="Text Placeholder 4" svg:x="0.5in" svg:y="4.40799in" svg:width="9in" svg:height="2.49132in" presentation:class="outline" presentation:placeholder="false">
        <draw:text-box>
          <text:list text:style-name="a1092">
            <text:list-item>
              <text:p text:style-name="a1091" text:class-names="" text:cond-style-name=""><text:span text:style-name="a1090" text:class-names="">Click to edit Master text styles</text:span></text:p>
            </text:list-item>
          </text:list>
          <text:list text:style-name="a1095">
            <text:list-item>
              <text:list text:style-name="a1095">
                <text:list-item>
                  <text:p text:style-name="a1094" text:class-names="" text:cond-style-name=""><text:span text:style-name="a1093" text:class-names="">Second level</text:span></text:p>
                </text:list-item>
              </text:list>
            </text:list-item>
          </text:list>
          <text:list text:style-name="a1098">
            <text:list-item>
              <text:list text:style-name="a1098">
                <text:list-item>
                  <text:list text:style-name="a1098">
                    <text:list-item>
                      <text:p text:style-name="a1097" text:class-names="" text:cond-style-name=""><text:span text:style-name="a1096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1">
            <text:list-item>
              <text:list text:style-name="a1101">
                <text:list-item>
                  <text:list text:style-name="a1101">
                    <text:list-item>
                      <text:list text:style-name="a1101">
                        <text:list-item>
                          <text:p text:style-name="a1100" text:class-names="" text:cond-style-name=""><text:span text:style-name="a109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list text:style-name="a1105">
                            <text:list-item>
                              <text:p text:style-name="a1104" text:class-names="" text:cond-style-name=""><text:span text:style-name="a1102" text:class-names="">Fifth level</text:span><text:span text:style-name="a11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8" presentation:style-name="a1111" draw:name="Date Placeholder 5" svg:x="0.5in" svg:y="7.01736in" svg:width="2.33333in" svg:height="0.39931in" presentation:class="date-time" presentation:placeholder="false">
        <draw:text-box>
          <text:p text:style-name="a1110" text:class-names="" text:cond-style-name=""><text:span text:style-name="a1107" text:class-names=""><text:date text:fixed="false" style:data-style-name="a1108"/></text:span><text:span text:style-name="a1109" text:class-names=""/></text:p>
        </draw:text-box>
        <svg:title/>
        <svg:desc/>
      </draw:frame>
      <draw:frame draw:id="id139" presentation:style-name="a1114" draw:name="Footer Placeholder 6" svg:x="3.41667in" svg:y="7.01736in" svg:width="3.16667in" svg:height="0.39931in" presentation:class="footer" presentation:placeholder="false">
        <draw:text-box>
          <text:p text:style-name="a1113" text:class-names="" text:cond-style-name=""><text:span text:style-name="a1112" text:class-names=""/></text:p>
        </draw:text-box>
        <svg:title/>
        <svg:desc/>
      </draw:frame>
      <draw:frame draw:id="id140" presentation:style-name="a1118" draw:name="Slide Number Placeholder 7" svg:x="8.66667in" svg:y="7.01736in" svg:width="0.83333in" svg:height="0.39931in" presentation:class="page-number" presentation:placeholder="false">
        <draw:text-box>
          <text:p text:style-name="a1117" text:class-names="" text:cond-style-name=""><text:span text:style-name="a1115" text:class-names=""><text:page-number style:num-format="1" text:fixed="false"/></text:span><text:span text:style-name="a1116" text:class-names=""/></text:p>
        </draw:text-box>
        <svg:title/>
        <svg:desc/>
      </draw:frame>
    </style:master-page>
    <style:master-page style:name="Master1-Layout24-tbl-Title-and-Table" style:page-layout-name="pageLayout1" draw:style-name="a1120">
      <draw:frame draw:id="id141" presentation:style-name="a1124" draw:name="Title 1" svg:x="0.5in" svg:y="0.30035in" svg:width="9in" svg:height="1.25in" presentation:class="title" presentation:placeholder="false">
        <draw:text-box>
          <text:p text:style-name="a1123" text:class-names="" text:cond-style-name=""><text:span text:style-name="a1121" text:class-names="">Click to edit Master title style</text:span><text:span text:style-name="a1122" text:class-names=""/></text:p>
        </draw:text-box>
        <svg:title/>
        <svg:desc/>
      </draw:frame>
      <draw:frame draw:id="id142" presentation:style-name="a1128" draw:name="Table Placeholder 2" svg:x="0.5in" svg:y="1.75in" svg:width="9in" svg:height="5.15in" presentation:class="table" presentation:placeholder="false">
        <draw:text-box>
          <text:list text:style-name="a1127">
            <text:list-item>
              <text:p text:style-name="a1126" text:class-names="" text:cond-style-name=""><text:span text:style-name="a1125" text:class-names=""/></text:p>
            </text:list-item>
          </text:list>
        </draw:text-box>
        <svg:title/>
        <svg:desc/>
      </draw:frame>
      <draw:frame draw:id="id143" presentation:style-name="a1133" draw:name="Date Placeholder 3" svg:x="0.5in" svg:y="7.01736in" svg:width="2.33333in" svg:height="0.39931in" presentation:class="date-time" presentation:placeholder="false">
        <draw:text-box>
          <text:p text:style-name="a1132" text:class-names="" text:cond-style-name=""><text:span text:style-name="a1129" text:class-names=""><text:date text:fixed="false" style:data-style-name="a1130"/></text:span><text:span text:style-name="a1131" text:class-names=""/></text:p>
        </draw:text-box>
        <svg:title/>
        <svg:desc/>
      </draw:frame>
      <draw:frame draw:id="id144" presentation:style-name="a1136" draw:name="Footer Placeholder 4" svg:x="3.41667in" svg:y="7.01736in" svg:width="3.16667in" svg:height="0.39931in" presentation:class="footer" presentation:placeholder="false">
        <draw:text-box>
          <text:p text:style-name="a1135" text:class-names="" text:cond-style-name=""><text:span text:style-name="a1134" text:class-names=""/></text:p>
        </draw:text-box>
        <svg:title/>
        <svg:desc/>
      </draw:frame>
      <draw:frame draw:id="id145" presentation:style-name="a1140" draw:name="Slide Number Placeholder 5" svg:x="8.66667in" svg:y="7.01736in" svg:width="0.83333in" svg:height="0.39931in" presentation:class="page-number" presentation:placeholder="false">
        <draw:text-box>
          <text:p text:style-name="a1139" text:class-names="" text:cond-style-name=""><text:span text:style-name="a1137" text:class-names=""><text:page-number style:num-format="1" text:fixed="false"/></text:span><text:span text:style-name="a113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PowerPoint</meta:generator>
    <dc:title>ppLayoutTitle</dc:title>
    <meta:initial-creator>Charlie</meta:initial-creator>
    <dc:creator>Charlie</dc:creator>
    <meta:creation-date>2015-10-17T01:24:54Z</meta:creation-date>
    <dc:date>2015-10-17T01:25:06Z</dc:date>
    <meta:template xlink:href="Apex" xlink:type="simple"/>
    <meta:editing-cycles>1</meta:editing-cycles>
    <meta:editing-duration>PT0S</meta:editing-duration>
    <meta:document-statistic meta:paragraph-count="38" meta:word-count="60"/>
  </office:meta>
</office:document-meta>
</file>